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1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0.01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" style:family="table-cell" style:parent-style-name="Default" style:data-style-name="N1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fo:background-color="#ffffff" fo:border="#000000"/>
    </style:style>
    <style:style style:name="P1" style:family="paragraph">
      <style:paragraph-properties fo:text-align="start"/>
      <style:text-properties fo:color="#000000" style:text-line-through-style="none" fo:font-family="'Courier New'" fo:font-size="9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Black Scholes Model Delta Hedge Portfolio/lib">
            <text:p>/Users/fries/Documents/Development/finmath experiments/spreadsheets/Monte Carlo Black Scholes Model Delta Hedge Portfolio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extBox1" form:control-implementation="ooo:com.sun.star.form.component.TextField" xml:id="control1" form:id="control1" form:value="/*&#13;&#10; * (c) Copyright Christian P. Fries, http://www.christian-fries.de.&#13;&#10; * Contact: email@christian-fries.de.&#13;&#10; * Created on 27.04.2012&#13;&#10; */&#13;&#10;package net.finmath.monteCarlo.assetDerivativeValuation.products;&#13;&#10;&#13;&#10;import java.util.Arrays;&#13;&#10;&#13;&#10;import net.finmath.exception.CalculationException;&#13;&#10;import net.finmath.functions.AnalyticFormulas;&#13;&#10;import net.finmath.monteCarlo.RandomVariable;&#13;&#10;import net.finmath.monteCarlo.assetDerivativeValuation.AssetModelMonteCarloSimulationInterface;&#13;&#10;import net.finmath.stochastic.ImmutableRandomVariableInterface;&#13;&#10;import net.finmath.stochastic.RandomVariableInterface;&#13;&#10;&#13;&#10;/**&#13;&#10; * This class implements a delta hedged portfolio of an European option (a hedge simulator).&#13;&#10; * The hedge is done under the assumption of a Black Scholes Model (even if the pricing model is a different one).&#13;&#10; * &#13;&#10; * @author Christian Fries&#13;&#10; * @version 1.0&#13;&#10; */&#13;&#10;public class BlackScholesDeltaHedgedPortfolio extends AbstractAssetMonteCarloProduct {&#13;&#10;&#13;&#10;&#9;// Properties of the European option we wish to replicate&#13;&#10;&#9;private double maturity;&#13;&#10;&#9;private double strike;&#13;&#10;&#9;&#13;&#10;&#9;// Model assumptions for the hedge&#13;&#10;&#9;private double riskFreeRate;&#9;&#9;// Actually the same as the drift (which is not stochastic)&#13;&#10;&#9;private double volatility;&#13;&#10;&#9;&#13;&#10;&#9;/**&#13;&#10;&#9; * Construction of a delta hedge portfolio assuming a Black-Scholes model.&#13;&#10;&#9; * &#13;&#10;&#9; * @param maturity&#9;&#9;Maturity of the option we wish to replicate.&#13;&#10;&#9; * @param strike&#9;&#9;Strike of the option we wish to replicate.&#13;&#10;&#9; * @param initialValue &#9;M&#13;&#10;&#9; * @param riskFreeRate&#9;Model riskFreeRate assumption for our delta hedge.&#13;&#10;&#9; * @param volatility&#9;Model volatility assumption for our delta hedge.&#13;&#10;&#9; */&#13;&#10;&#9;public BlackScholesDeltaHedgedPortfolio(double maturity, double strike, double riskFreeRate, double volatility) {&#13;&#10;&#9;&#9;super();&#13;&#10;&#9;&#9;this.maturity = maturity;&#13;&#10;&#9;&#9;this.strike = strike;&#13;&#10;&#9;&#9;this.riskFreeRate = riskFreeRate;&#13;&#10;&#9;&#9;this.volatility = volatility;&#13;&#10;&#9;}&#13;&#10;&#13;&#10;&#9;@Override&#13;&#10;&#9;public RandomVariableInterface getValues(double evaluationTime, AssetModelMonteCarloSimulationInterface model) throws CalculationException {&#13;&#10;&#9;&#9;&#13;&#10;&#9;&#9;// Ask the model for its discretization&#13;&#10;&#9;&#9;int timeIndexEvaluationTime&#9;= model.getTimeIndex(evaluationTime);&#13;&#10;&#9;&#9;int numberOfPath&#9;&#9;&#9;= model.getNumberOfPaths();&#13;&#10;&#13;&#10;&#9;&#9;/*&#13;&#10;&#9;&#9; *  Going forward in time we monitor the hedge portfolio on each path.&#13;&#10;&#9;&#9; */&#13;&#10;&#9;&#9;&#13;&#10;&#9;&#9;// We store the composition of the hedge portfolio (depending on the path)&#13;&#10;&#9;&#9;double[] amountOfUderlyingAsset&#9;&#9;= new double[numberOfPath];&#13;&#10;&#9;&#9;double[] amountOfNumeraireAsset&#9;&#9;= new double[numberOfPath];&#13;&#10;&#13;&#10;&#9;&#9;/*&#13;&#10;&#9;&#9; *  Initialize the portfolio to zero stocks and as much cash as the Black-Scholes Model predicts we need.&#13;&#10;&#9;&#9; */&#13;&#10;&#9;&#9;ImmutableRandomVariableInterface underlyingToday = model.getAssetValue(0.0,0);&#13;&#10;&#9;    ImmutableRandomVariableInterface numeraireToday  = model.getNumeraire(0.0);&#13;&#10;&#9;&#9;double initialValueAsset&#9;&#9;= underlyingToday.get(0);&#13;&#10;&#9;&#9;double initialValueNumeraire&#9;= numeraireToday.get(0);&#13;&#10;&#13;&#10;&#9;&#9;double valueOfOptionAccordingBlackScholes = &#9;AnalyticFormulas.blackScholesOptionValue(&#13;&#10;&#9;&#9;&#9;&#9;initialValueAsset,&#13;&#10;&#9;&#9;&#9;&#9;riskFreeRate,&#13;&#10;&#9;&#9;&#9;&#9;volatility,&#13;&#10;&#9;&#9;&#9;&#9;maturity,&#13;&#10;&#9;&#9;&#9;&#9;strike);&#13;&#10;&#9;&#9;&#13;&#10;&#9;&#9;Arrays.fill(amountOfNumeraireAsset, valueOfOptionAccordingBlackScholes/initialValueNumeraire);&#13;&#10;&#9;&#9;Arrays.fill(amountOfUderlyingAsset, 0.0);&#13;&#10;&#9;&#9;&#13;&#10;&#9;&#9;for(int timeIndex = 0; timeIndex&lt;timeIndexEvaluationTime; timeIndex++) {&#13;&#10;&#9;&#9;&#9;// Get value of underlying and numeraire assets&#9;&#9;&#9;&#13;&#10;&#9;&#9;&#9;ImmutableRandomVariableInterface underlyingAtTimeIndex = model.getAssetValue(timeIndex,0);&#13;&#10;&#9;&#9;    ImmutableRandomVariableInterface numeraireAtTimeIndex  = model.getNumeraire(timeIndex);&#13;&#10;&#13;&#10;&#9;&#9;&#9;for(int path=0; path&lt;model.getNumberOfPaths(); path++)&#13;&#10;&#9;&#9;&#9;{&#13;&#10;&#9;&#9;&#9;&#9;double underlyingValue&#9;= underlyingAtTimeIndex.get(path);&#13;&#10;&#9;&#9;&#9;&#9;double numeraireValue&#9;= numeraireAtTimeIndex.get(path);&#13;&#10;&#13;&#10;&#9;&#9;&#9;&#9;// Change the portfolio according to the trading strategy&#13;&#10;&#9;&#9;&#9;&#9;&#13;&#10;&#9;&#9;&#9;&#9;/*&#13;&#10;&#9;&#9;&#9;&#9; * Change the portfolio according to the trading strategy&#13;&#10;&#9;&#9;&#9;&#9; */&#13;&#10;&#13;&#10;&#9;&#9;&#9;&#9;// Delta of option to replicate&#13;&#10;&#9;&#9;&#9;&#9;double delta = AnalyticFormulas.blackScholesOptionDelta(&#13;&#10;&#9;&#9;&#9;&#9;&#9;&#9;underlyingValue,&#9;&#9;&#9;&#9;&#9;&#9;// current underlying value&#13;&#10;&#9;&#9;&#9;&#9;&#9;&#9;riskFreeRate,&#13;&#10;&#9;&#9;&#9;&#9;&#9;&#9;volatility,&#13;&#10;&#9;&#9;&#9;&#9;&#9;&#9;maturity-model.getTime(timeIndex),&#9;// remaining time&#13;&#10;&#9;&#9;&#9;&#9;&#9;&#9;strike);&#13;&#10;&#9;&#9;&#9;&#9;&#13;&#10;&#9;&#9;&#9;&#9;// Determine the delta hedge&#13;&#10;&#9;&#9;&#9;&#9;double newNumberOfStocks&#9;&#9;= delta;&#13;&#10;&#9;&#9;&#9;&#9;double stocksToBuy&#9;&#9;&#9;&#9;= newNumberOfStocks&#9;&#9;&#9;&#9;- amountOfUderlyingAsset[path];&#13;&#10;&#13;&#10;&#9;&#9;&#9;&#9;// Ensure self financing&#13;&#10;&#9;&#9;&#9;&#9;double numeraireAssetsToBuy&#9;&#9;&#9;= - (stocksToBuy * underlyingValue) / numeraireValue;&#13;&#10;&#9;&#9;&#9;&#9;double newNumberOfNumeraireAsset&#9;= amountOfNumeraireAsset[path] + numeraireAssetsToBuy;&#13;&#10;&#13;&#10;&#9;&#9;&#9;&#9;// Update portfolio&#13;&#10;&#9;&#9;&#9;&#9;amountOfNumeraireAsset[path]&#9;= newNumberOfNumeraireAsset;&#13;&#10;&#9;&#9;&#9;&#9;amountOfUderlyingAsset[path]&#9;= newNumberOfStocks;&#13;&#10;&#9;&#9;&#9;}&#13;&#10;&#9;&#9;}&#13;&#10;&#13;&#10;&#9;&#9;/*&#13;&#10;&#9;&#9; * At maturity, calculate the value of the replication portfolio&#13;&#10;&#9;&#9; */&#13;&#10;&#9;&#9;double[] portfolioValue&#9;&#9;&#9;&#9;= new double[numberOfPath];&#13;&#10;&#13;&#10;&#9;&#9;// Get value of underlying and numeraire assets&#9;&#9;&#9;&#13;&#10;&#9;&#9;ImmutableRandomVariableInterface underlyingAtEvaluationTime&#9;= model.getAssetValue(evaluationTime,0);&#13;&#10;&#9;&#9;ImmutableRandomVariableInterface numeraireAtEvaluationTime&#9;= model.getNumeraire(evaluationTime);&#13;&#10;&#9;&#9;for(int path=0; path&lt;underlyingAtEvaluationTime.size(); path++)&#13;&#10;&#9;&#9;{&#13;&#10;&#9;&#9;&#9;double underlyingValue = underlyingAtEvaluationTime.get(path);&#13;&#10;&#13;&#10;&#9;&#9;&#9;portfolioValue[path] =&#13;&#10;&#9;&#9;&#9;&#9;&#9;amountOfNumeraireAsset[path] * numeraireAtEvaluationTime.get(path)&#13;&#10;&#9;&#9;&#9;&#9;+&#9;amountOfUderlyingAsset[path] * underlyingValue;&#13;&#10;&#9;&#9;}&#13;&#10;&#13;&#10;&#9;&#9;return new RandomVariable(evaluationTime, portfolioValue);&#13;&#10;&#9;}&#13;&#10;}&#13;&#10;" form:convert-empty-to-null="true" form:linked-cell="MonteCarloBlackScholes.B30">
              <form:properties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VScroll" office:value-type="boolean" office:boolean-value="true"/>
              </form:properties>
            </form:textarea>
          </form:form>
        </office:forms>
        <table:table-column table:style-name="co6" table:default-cell-style-name="ce12"/>
        <table:table-column table:style-name="co7" table:number-columns-repeated="2" table:default-cell-style-name="ce12"/>
        <table:table-column table:style-name="co6" table:default-cell-style-name="ce12"/>
        <table:table-column table:style-name="co8" table:default-cell-style-name="ce12"/>
        <table:table-column table:style-name="co7" table:default-cell-style-name="ce12"/>
        <table:table-column table:style-name="co6" table:default-cell-style-name="ce12"/>
        <table:table-column table:style-name="co7" table:number-columns-repeated="248" table:default-cell-style-name="ce12"/>
        <table:table-column table:style-name="co7" table:default-cell-style-name="ce31"/>
        <table:table-column table:style-name="co9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13" office:value-type="string">
            <text:p>Monte Carlo Black Scholes Model Delta Hedged Portfolio</text:p>
          </table:table-cell>
          <table:table-cell table:style-name="ce13" table:number-columns-repeated="1022"/>
        </table:table-row>
        <table:table-row table:style-name="ro2">
          <table:table-cell table:style-name="ce14"/>
          <table:table-cell table:style-name="ce15" office:value-type="string">
            <text:p>Note: This sheet requires Obba 3.1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2">
          <table:table-cell table:style-name="ce14"/>
          <table:table-cell table:style-name="ce16" office:value-type="string" table:number-columns-spanned="10" table:number-rows-spanned="1">
            <text:p>IMPORTANT: It is required that Obba runs under a JDK. A JRE is not sufficient (JDK is needed to instantiate “info.obba.javatools.Compiler”).</text:p>
          </table:table-cell>
          <table:covered-table-cell table:number-columns-repeated="9" table:style-name="ce16"/>
          <table:table-cell table:style-name="ce14" table:number-columns-repeated="1013"/>
        </table:table-row>
        <table:table-row table:style-name="ro2">
          <table:table-cell table:number-columns-repeated="10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7" office:value-type="string">
            <text:p>Time Discretization</text:p>
          </table:table-cell>
          <table:table-cell table:style-name="ce17"/>
          <table:table-cell/>
          <table:table-cell table:style-name="ce17" office:value-type="string">
            <text:p>Java Class (compile source)</text:p>
          </table:table-cell>
          <table:table-cell table:style-name="ce17"/>
          <table:table-cell/>
          <table:table-cell table:style-name="ce17" office:value-type="string">
            <text:p>Evaluation</text:p>
          </table:table-cell>
          <table:table-cell table:style-name="ce17"/>
          <table:table-cell/>
          <table:table-cell table:style-name="ce14"/>
          <table:table-cell table:number-columns-repeated="1013"/>
        </table:table-row>
        <table:table-row table:style-name="ro2">
          <table:table-cell table:number-columns-repeated="7"/>
          <table:table-cell table:style-name="ce19" table:formula="of:=INFO.OBBA.OBBA.OBMAKE(&quot;evaluationTime&quot;;&quot;double&quot;;[.I7])" office:value-type="string" office:string-value="evaluationTime &#10;[11]">
            <text:p>evaluationTime </text:p>
            <text:p>[11]</text:p>
          </table:table-cell>
          <table:table-cell table:style-name="ce23" office:value-type="float" office:value="5">
            <text:p>5</text:p>
          </table:table-cell>
          <table:table-cell table:style-name="ce30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</text:p>
          </table:table-cell>
          <table:table-cell table:style-name="ce18"/>
          <table:table-cell table:number-columns-repeated="4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9" table:formula="of:=INFO.OBBA.OBBA.OBMAKE(&quot;td.start&quot;;&quot;double&quot;;[.C9])" office:value-type="string" office:string-value="td.start &#10;[3]">
            <text:p>td.start </text:p>
            <text:p>[3]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Compiler:</text:p>
          </table:table-cell>
          <table:table-cell table:style-name="ce19" table:formula="of:=INFO.OBBA.OBBA.OBMAKE(&quot;javaCompiler&quot;;obLibs&amp;&quot;info.obba.javatools.Compiler&quot;)" office:value-type="string" office:string-value="javaCompiler &#10;[75]">
            <text:p>javaCompiler </text:p>
            <text:p>[75]</text:p>
          </table:table-cell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19" table:formula="of:=INFO.OBBA.OBBA.OBMAKE(&quot;td.num&quot;;&quot;int&quot;;[.C10])" office:value-type="string" office:string-value="td.num &#10;[60]">
            <text:p>td.num </text:p>
            <text:p>[60]</text:p>
          </table:table-cell>
          <table:table-cell table:formula="of:=[.F20]/[.C11]" office:value-type="float" office:value="50">
            <text:p>50</text:p>
          </table:table-cell>
          <table:table-cell/>
          <table:table-cell table:style-name="ce25" office:value-type="string">
            <text:p>Class Name: </text:p>
          </table:table-cell>
          <table:table-cell office:value-type="string">
            <text:p>net.finmath.montecarlo.assetderivativevaluation.products.BlackScholesDeltaHedgedPortfolio</text:p>
          </table:table-cell>
          <table:table-cell/>
          <table:table-cell table:style-name="ce28" office:value-type="string">
            <text:p>Analytic Value:</text:p>
          </table:table-cell>
          <table:table-cell table:style-name="ce29" table:formula="of:=INFO.OBBA.OBBA.OBGET(INFO.OBBA.OBBA.OBCALL(&quot;&quot;;obLibs&amp;&quot;net.finmath.functions.AnalyticFormulas&quot;;&quot;blackScholesOptionValue&quot;;[.B22];[.B23];[.B24];[.E20];[.E21]))" office:value-type="float" office:value="27.5150631621042">
            <text:p>27,515</text:p>
          </table:table-cell>
          <table:table-cell table:number-columns-repeated="1015"/>
        </table:table-row>
        <table:table-row table:style-name="ro2">
          <table:table-cell/>
          <table:table-cell table:style-name="ce19" table:formula="of:=INFO.OBBA.OBBA.OBMAKE(&quot;td.step&quot;;&quot;double&quot;;[.C11])" office:value-type="string" office:string-value="td.step &#10;[5]">
            <text:p>td.step </text:p>
            <text:p>[5]</text:p>
          </table:table-cell>
          <table:table-cell office:value-type="float" office:value="0.1">
            <text:p>0,1</text:p>
          </table:table-cell>
          <table:table-cell/>
          <table:table-cell table:style-name="ce26" table:formula="of:=IF(ISERROR([.F9]);&quot;UNABLE TO CREATE COMPILER! &quot;;&quot;&quot;)">
            <text:p/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8" office:value-type="string">
            <text:p>Object (of type „Class“):</text:p>
          </table:table-cell>
          <table:table-cell table:style-name="ce18"/>
          <table:table-cell/>
          <table:table-cell>
            <draw:frame table:end-cell-address="MonteCarloBlackScholes.L28" table:end-x="0.003cm" table:end-y="0.398cm" draw:z-index="0" draw:name="Chart 1" draw:style-name="gr1" svg:width="11.271cm" svg:height="7.058cm" svg:x="0.028cm" svg:y="0.029cm">
              <draw:object draw:notify-on-update-of-ranges="MonteCarloBlackScholes.B46:MonteCarloBlackScholes.B295 MonteCarloBlackScholes.C45:MonteCarloBlackScholes.C45 MonteCarloBlackScholes.C46:MonteCarloBlackScholes.C29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CALL(&quot;compiledSource&quot;;[.F9];&quot;sourceToClass&quot;;INFO.OBBA.OBBA.OBMAKE(&quot;&quot;;&quot;String&quot;;[.F10]);INFO.OBBA.OBBA.OBMAKE(&quot;&quot;;&quot;String&quot;;[.B30]))" office:value-type="string" office:string-value="compiledSource &#10;[78]">
            <text:p>compiledSource </text:p>
            <text:p>[78]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63]">
            <text:p>timeDiscretization </text:p>
            <text:p>[63]</text:p>
          </table:table-cell>
          <table:table-cell table:number-columns-repeated="2"/>
          <table:table-cell table:style-name="ce26" table:formula="of:=IF(AND(NOT(ISERROR([.F9]));ISERROR([.E13]));&quot;COMPILATION ERROR (check console)&quot;;&quot;&quot;)">
            <text:p/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7" office:value-type="string">
            <text:p>Monte Carlo Black Scholes Model</text:p>
          </table:table-cell>
          <table:table-cell table:style-name="ce17"/>
          <table:table-cell/>
          <table:table-cell table:style-name="ce17" office:value-type="string">
            <text:p>Product (Hedge Portfolio)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19" table:formula="of:=[.B14]" office:value-type="string" office:string-value="timeDiscretization &#10;[63]">
            <text:p>timeDiscretization </text:p>
            <text:p>[63]</text:p>
          </table:table-cell>
          <table:table-cell table:number-columns-repeated="2"/>
          <table:table-cell table:style-name="ce19" table:formula="of:=INFO.OBBA.OBBA.OBMAKE(&quot;optionMaturity&quot;;&quot;double&quot;;[.F20])" office:value-type="string" office:string-value="optionMaturity &#10;[61]">
            <text:p>optionMaturity </text:p>
            <text:p>[61]</text:p>
          </table:table-cell>
          <table:table-cell table:style-name="ce23" office:value-type="float" office:value="5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numberOfPaths&quot;;&quot;int&quot;;[.C21])" office:value-type="string" office:string-value="numberOfPaths &#10;[6]">
            <text:p>numberOfPaths </text:p>
            <text:p>[6]</text:p>
          </table:table-cell>
          <table:table-cell office:value-type="float" office:value="1000">
            <text:p>1000</text:p>
          </table:table-cell>
          <table:table-cell/>
          <table:table-cell table:style-name="ce19" table:formula="of:=INFO.OBBA.OBBA.OBMAKE(&quot;optionStrike&quot;;&quot;double&quot;;[.F21])" office:value-type="string" office:string-value="optionStrike &#10;[15]">
            <text:p>optionStrike </text:p>
            <text:p>[15]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initialValue&quot;;&quot;double&quot;;[.C22])" office:value-type="string" office:string-value="initialValue &#10;[69]">
            <text:p>initialValue </text:p>
            <text:p>[69]</text:p>
          </table:table-cell>
          <table:table-cell table:style-name="ce23" office:value-type="float" office:value="101">
            <text:p>101</text:p>
          </table:table-cell>
          <table:table-cell/>
          <table:table-cell table:style-name="ce19" table:formula="of:=INFO.OBBA.OBBA.OBMAKE(&quot;riskFreeRateAssumed&quot;;&quot;double&quot;;[.F22])" office:value-type="string" office:string-value="riskFreeRateAssumed &#10;[16]">
            <text:p>riskFreeRateAssumed </text:p>
            <text:p>[16]</text:p>
          </table:table-cell>
          <table:table-cell table:style-name="ce24" office:value-type="percentage" office:value="0.05">
            <text:p>5%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riskFreeRate&quot;;&quot;double&quot;;[.C23])" office:value-type="string" office:string-value="riskFreeRate &#10;[8]">
            <text:p>riskFreeRate </text:p>
            <text:p>[8]</text:p>
          </table:table-cell>
          <table:table-cell table:style-name="ce24" office:value-type="percentage" office:value="0.05">
            <text:p>5%</text:p>
          </table:table-cell>
          <table:table-cell/>
          <table:table-cell table:style-name="ce19" table:formula="of:=INFO.OBBA.OBBA.OBMAKE(&quot;volatilityAssumed&quot;;&quot;double&quot;;[.F23])" office:value-type="string" office:string-value="volatilityAssumed &#10;[17]">
            <text:p>volatilityAssumed </text:p>
            <text:p>[17]</text:p>
          </table:table-cell>
          <table:table-cell table:style-name="ce24" office:value-type="percentage" office:value="0.2">
            <text:p>20%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volatility&quot;;&quot;double&quot;;[.C24])" office:value-type="string" office:string-value="volatility &#10;[9]">
            <text:p>volatility </text:p>
            <text:p>[9]</text:p>
          </table:table-cell>
          <table:table-cell table:style-name="ce24" office:value-type="percentage" office:value="0.2">
            <text:p>20%</text:p>
          </table:table-cell>
          <table:table-cell/>
          <table:table-cell office:value-type="string">
            <text:p>useCodeFromSheet</text:p>
          </table:table-cell>
          <table:table-cell table:style-name="ce27" table:formula="of:=FALSE()" office:value-type="boolean" office:boolean-value="false">
            <text:p>FALSCH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MAKE(&quot;product&quot;;IF([.F24];[.E13];&quot;net.finmath.montecarlo.assetderivativevaluation.products.BlackScholesDeltaHedgedPortfolio&quot;);[.E20:.E23])" office:value-type="string" office:string-value="product &#10;[79]">
            <text:p>product </text:p>
            <text:p>[79]</text:p>
          </table:table-cell>
          <table:table-cell table:number-columns-repeated="1019"/>
        </table:table-row>
        <table:table-row table:style-name="ro2">
          <table:table-cell/>
          <table:table-cell table:style-name="ce19" table:formula="of:=INFO.OBBA.OBBA.OBMAKE(&quot;monteCarloBlackScholes&quot;;obLibs&amp;&quot;net.finmath.montecarlo.assetderivativevaluation.MonteCarloBlackScholesModel&quot;;[.B20:.B24])" office:value-type="string" office:string-value="monteCarloBlackScholes &#10;[71]">
            <text:p>monteCarloBlackScholes </text:p>
            <text:p>[71]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 office:value-type="string" table:number-columns-spanned="10" table:number-rows-spanned="1">
            <text:p>Source Code (Note: Compilation errors are printed to the Java console):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/>
          <table:table-cell table:style-name="ce21" office:value-type="string" table:number-columns-spanned="10" table:number-rows-spanned="1">
            <text:p>/*</text:p>
            <text:p><text:s/>* (c) Copyright Christian P. Fries, Germany. All rights reserved. Contact: email@christian-fries.de.</text:p>
            <text:p><text:s/>*</text:p>
            <text:p><text:s/>* Created on 27.04.2012</text:p>
            <text:p><text:s/>*/</text:p>
            <text:p>package net.finmath.montecarlo.assetderivativevaluation.products;</text:p>
            <text:p/>
            <text:p>import java.util.Arrays;</text:p>
            <text:p/>
            <text:p>import net.finmath.exception.CalculationException;</text:p>
            <text:p>import net.finmath.functions.AnalyticFormulas;</text:p>
            <text:p>import net.finmath.montecarlo.RandomVariable;</text:p>
            <text:p>import net.finmath.montecarlo.assetderivativevaluation.AssetModelMonteCarloSimulationInterface;</text:p>
            <text:p>import net.finmath.stochastic.RandomVariableInterface;</text:p>
            <text:p/>
            <text:p>/**</text:p>
            <text:p><text:s/>* This class implements a delta hedged portfolio of an European option (a hedge simulator).</text:p>
            <text:p><text:s/>* The hedge is done under the assumption of a Black Scholes Model (even if the pricing model is a different one).</text:p>
            <text:p><text:s/>* </text:p>
            <text:p><text:s/>* @author Christian Fries</text:p>
            <text:p><text:s/>* @version 1.0</text:p>
            <text:p><text:s/>*/</text:p>
            <text:p>public class BlackScholesDeltaHedgedPortfolio extends AbstractAssetMonteCarloProduct {</text:p>
            <text:p/>
            <text:p><text:tab/>// Properties of the European option we wish to replicate</text:p>
            <text:p><text:tab/>private final double maturity;</text:p>
            <text:p><text:tab/>private final double strike;</text:p>
            <text:p><text:tab/></text:p>
            <text:p><text:tab/>// Model assumptions for the hedge</text:p>
            <text:p><text:tab/>private final double riskFreeRate;<text:tab/><text:tab/>// Actually the same as the drift (which is not stochastic)</text:p>
            <text:p><text:tab/>private final double volatility;</text:p>
            <text:p><text:tab/></text:p>
            <text:p><text:tab/>/**</text:p>
            <text:p><text:tab/> * Construction of a delta hedge portfolio assuming a Black-Scholes model.</text:p>
            <text:p><text:tab/> * </text:p>
            <text:p><text:tab/> * @param maturity<text:tab/><text:tab/>Maturity of the option we wish to replicate.</text:p>
            <text:p><text:tab/> * @param strike<text:tab/><text:tab/>Strike of the option we wish to replicate.</text:p>
            <text:p><text:tab/> * @param riskFreeRate<text:tab/>Model riskFreeRate assumption for our delta hedge.</text:p>
            <text:p><text:tab/> * @param volatility<text:tab/>Model volatility assumption for our delta hedge.</text:p>
            <text:p><text:tab/> */</text:p>
            <text:p><text:tab/>public BlackScholesDeltaHedgedPortfolio(double maturity, double strike, double riskFreeRate, double volatility) {</text:p>
            <text:p><text:tab/><text:tab/>super();</text:p>
            <text:p><text:tab/><text:tab/>this.maturity = maturity;</text:p>
            <text:p><text:tab/><text:tab/>this.strike = strike;</text:p>
            <text:p><text:tab/><text:tab/>this.riskFreeRate = riskFreeRate;</text:p>
            <text:p><text:tab/><text:tab/>this.volatility = volatility;</text:p>
            <text:p><text:tab/>}</text:p>
            <text:p/>
            <text:p><text:tab/>@Override</text:p>
            <text:p><text:tab/>public RandomVariableInterface getValue(double evaluationTime, AssetModelMonteCarloSimulationInterface model) throws CalculationException {</text:p>
            <text:p><text:tab/><text:tab/></text:p>
            <text:p><text:tab/><text:tab/>// Ask the model for its discretization</text:p>
            <text:p><text:tab/><text:tab/>int timeIndexEvaluationTime<text:tab/>= model.getTimeIndex(evaluationTime);</text:p>
            <text:p><text:tab/><text:tab/>int numberOfPath<text:tab/><text:tab/><text:tab/>= model.getNumberOfPaths();</text:p>
            <text:p/>
            <text:p><text:tab/><text:tab/>/*</text:p>
            <text:p><text:tab/><text:tab/> * <text:s/>Going forward in time we monitor the hedge portfolio on each path.</text:p>
            <text:p><text:tab/><text:tab/> */</text:p>
            <text:p><text:tab/><text:tab/></text:p>
            <text:p><text:tab/><text:tab/>// We store the composition of the hedge portfolio (depending on the path)</text:p>
            <text:p><text:tab/><text:tab/>double[] amountOfUderlyingAsset<text:tab/><text:tab/>= new double[numberOfPath];</text:p>
            <text:p><text:tab/><text:tab/>double[] amountOfNumeraireAsset<text:tab/><text:tab/>= new double[numberOfPath];</text:p>
            <text:p/>
            <text:p><text:tab/><text:tab/>/*</text:p>
            <text:p><text:tab/><text:tab/> * <text:s/>Initialize the portfolio to zero stocks and as much cash as the Black-Scholes Model predicts we need.</text:p>
            <text:p><text:tab/><text:tab/> */</text:p>
            <text:p><text:tab/><text:tab/>RandomVariableInterface underlyingToday = model.getAssetValue(0.0,0);</text:p>
            <text:p><text:tab/> <text:s text:c="3"/>RandomVariableInterface numeraireToday <text:s/>= model.getNumeraire(0.0);</text:p>
            <text:p><text:tab/><text:tab/>double initialValueAsset<text:tab/><text:tab/>= underlyingToday.get(0);</text:p>
            <text:p><text:tab/><text:tab/>double initialValueNumeraire<text:tab/>= numeraireToday.get(0);</text:p>
            <text:p/>
            <text:p><text:tab/><text:tab/>double valueOfOptionAccordingBlackScholes = <text:tab/>AnalyticFormulas.blackScholesOptionValue(</text:p>
            <text:p><text:tab/><text:tab/><text:tab/><text:tab/>initialValueAsset,</text:p>
            <text:p><text:tab/><text:tab/><text:tab/><text:tab/>riskFreeRate,</text:p>
            <text:p><text:tab/><text:tab/><text:tab/><text:tab/>volatility,</text:p>
            <text:p><text:tab/><text:tab/><text:tab/><text:tab/>maturity,</text:p>
            <text:p><text:tab/><text:tab/><text:tab/><text:tab/>strike);</text:p>
            <text:p><text:tab/><text:tab/></text:p>
            <text:p><text:tab/><text:tab/>Arrays.fill(amountOfNumeraireAsset, valueOfOptionAccordingBlackScholes/initialValueNumeraire);</text:p>
            <text:p><text:tab/><text:tab/>Arrays.fill(amountOfUderlyingAsset, 0.0);</text:p>
            <text:p><text:tab/><text:tab/></text:p>
            <text:p><text:tab/><text:tab/>for(int timeIndex = 0; timeIndex&lt;timeIndexEvaluationTime; timeIndex++) {</text:p>
            <text:p><text:tab/><text:tab/><text:tab/>// Get value of underlying and numeraire assets<text:tab/><text:tab/><text:tab/></text:p>
            <text:p><text:tab/><text:tab/><text:tab/>RandomVariableInterface underlyingAtTimeIndex = model.getAssetValue(timeIndex,0);</text:p>
            <text:p><text:tab/><text:tab/> <text:s text:c="3"/>RandomVariableInterface numeraireAtTimeIndex <text:s/>= model.getNumeraire(timeIndex);</text:p>
            <text:p/>
            <text:p><text:tab/><text:tab/><text:tab/>for(int path=0; path&lt;model.getNumberOfPaths(); path++)</text:p>
            <text:p><text:tab/><text:tab/><text:tab/>{</text:p>
            <text:p><text:tab/><text:tab/><text:tab/><text:tab/>double underlyingValue<text:tab/>= underlyingAtTimeIndex.get(path);</text:p>
            <text:p><text:tab/><text:tab/><text:tab/><text:tab/>double numeraireValue<text:tab/>= numeraireAtTimeIndex.get(path);</text:p>
            <text:p/>
            <text:p><text:tab/><text:tab/><text:tab/><text:tab/>// Change the portfolio according to the trading strategy</text:p>
            <text:p><text:tab/><text:tab/><text:tab/><text:tab/></text:p>
            <text:p><text:tab/><text:tab/><text:tab/><text:tab/>/*</text:p>
            <text:p><text:tab/><text:tab/><text:tab/><text:tab/> * Change the portfolio according to the trading strategy</text:p>
            <text:p><text:tab/><text:tab/><text:tab/><text:tab/> */</text:p>
            <text:p/>
            <text:p><text:tab/><text:tab/><text:tab/><text:tab/>// Delta of option to replicate</text:p>
            <text:p><text:tab/><text:tab/><text:tab/><text:tab/>double delta = AnalyticFormulas.blackScholesOptionDelta(</text:p>
            <text:p><text:tab/><text:tab/><text:tab/><text:tab/><text:tab/><text:tab/>underlyingValue,<text:tab/><text:tab/><text:tab/><text:tab/><text:tab/><text:tab/>// current underlying value</text:p>
            <text:p><text:tab/><text:tab/><text:tab/><text:tab/><text:tab/><text:tab/>riskFreeRate,</text:p>
            <text:p><text:tab/><text:tab/><text:tab/><text:tab/><text:tab/><text:tab/>volatility,</text:p>
            <text:p><text:tab/><text:tab/><text:tab/><text:tab/><text:tab/><text:tab/>maturity-model.getTime(timeIndex),<text:tab/>// remaining time</text:p>
            <text:p><text:tab/><text:tab/><text:tab/><text:tab/><text:tab/><text:tab/>strike);</text:p>
            <text:p><text:tab/><text:tab/><text:tab/><text:tab/></text:p>
            <text:p><text:tab/><text:tab/><text:tab/><text:tab/>// Determine the delta hedge</text:p>
            <text:p><text:tab/><text:tab/><text:tab/><text:tab/>double newNumberOfStocks<text:tab/><text:tab/>= delta;</text:p>
            <text:p><text:tab/><text:tab/><text:tab/><text:tab/>double stocksToBuy<text:tab/><text:tab/><text:tab/><text:tab/>= newNumberOfStocks<text:tab/><text:tab/><text:tab/><text:tab/>- amountOfUderlyingAsset[path];</text:p>
            <text:p/>
            <text:p><text:tab/><text:tab/><text:tab/><text:tab/>// Ensure self financing</text:p>
            <text:p><text:tab/><text:tab/><text:tab/><text:tab/>double numeraireAssetsToBuy<text:tab/><text:tab/><text:tab/>= - (stocksToBuy * underlyingValue) / numeraireValue;</text:p>
            <text:p><text:tab/><text:tab/><text:tab/><text:tab/>double newNumberOfNumeraireAsset<text:tab/>= amountOfNumeraireAsset[path] + numeraireAssetsToBuy;</text:p>
            <text:p/>
            <text:p><text:tab/><text:tab/><text:tab/><text:tab/>// Update portfolio</text:p>
            <text:p><text:tab/><text:tab/><text:tab/><text:tab/>amountOfNumeraireAsset[path]<text:tab/>= newNumberOfNumeraireAsset;</text:p>
            <text:p><text:tab/><text:tab/><text:tab/><text:tab/>amountOfUderlyingAsset[path]<text:tab/>= newNumberOfStocks;</text:p>
            <text:p><text:tab/><text:tab/><text:tab/>}</text:p>
            <text:p><text:tab/><text:tab/>}</text:p>
            <text:p/>
            <text:p><text:tab/><text:tab/>/*</text:p>
            <text:p><text:tab/><text:tab/> * At maturity, calculate the value of the replication portfolio</text:p>
            <text:p><text:tab/><text:tab/> */</text:p>
            <text:p><text:tab/><text:tab/>double[] portfolioValue<text:tab/><text:tab/><text:tab/><text:tab/>= new double[numberOfPath];</text:p>
            <text:p/>
            <text:p><text:tab/><text:tab/>// Get value of underlying and numeraire assets<text:tab/><text:tab/><text:tab/></text:p>
            <text:p><text:tab/><text:tab/>RandomVariableInterface underlyingAtEvaluationTime<text:tab/>= model.getAssetValue(evaluationTime,0);</text:p>
            <text:p><text:tab/><text:tab/>RandomVariableInterface numeraireAtEvaluationTime<text:tab/>= model.getNumeraire(evaluationTime);</text:p>
            <text:p><text:tab/><text:tab/>for(int path=0; path&lt;underlyingAtEvaluationTime.size(); path++)</text:p>
            <text:p><text:tab/><text:tab/>{</text:p>
            <text:p><text:tab/><text:tab/><text:tab/>double underlyingValue = underlyingAtEvaluationTime.get(path);</text:p>
            <text:p/>
            <text:p><text:tab/><text:tab/><text:tab/>portfolioValue[path] =</text:p>
            <text:p><text:tab/><text:tab/><text:tab/><text:tab/><text:tab/>amountOfNumeraireAsset[path] * numeraireAtEvaluationTime.get(path)</text:p>
            <text:p><text:tab/><text:tab/><text:tab/><text:tab/>+<text:tab/>amountOfUderlyingAsset[path] * underlyingValue;</text:p>
            <text:p><text:tab/><text:tab/>}</text:p>
            <text:p/>
            <text:p><text:tab/><text:tab/>return new RandomVariable(evaluationTime, portfolioValue);</text:p>
            <text:p><text:tab/>}</text:p>
            <text:p>}</text:p>
            <text:p/>
            <draw:control table:end-cell-address="MonteCarloBlackScholes.L41" table:end-x="0.003cm" table:end-y="0.155cm" draw:z-index="1" draw:name="TextBox1" draw:style-name="gr2" draw:text-style-name="P1" svg:width="25.338cm" svg:height="14.455cm" svg:x="0.028cm" svg:y="0.214cm" draw:control="control1"/>
          </table:table-cell>
          <table:covered-table-cell table:number-columns-repeated="9" table:style-name="ce21"/>
          <table:table-cell table:number-columns-repeated="1013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/>
          <table:table-cell table:style-name="ce19" table:formula="of:=INFO.OBBA.OBBA.OBCALL(&quot;underlyingValue&quot;;[.B27];&quot;getAssetValue&quot;;[.H7];INFO.OBBA.OBBA.OBMAKE(&quot;&quot;;&quot;int&quot;;0))" office:value-type="string" office:string-value="underlyingValue &#10;[73]">
            <text:p>underlyingValue </text:p>
            <text:p>[73]</text:p>
          </table:table-cell>
          <table:table-cell table:style-name="ce19" table:formula="of:=INFO.OBBA.OBBA.OBCALL(&quot;optionValues&quot;;[.E26];&quot;getValue&quot;;[.H7];[.$B$27])" office:value-type="string" office:string-value="optionValues &#10;[80]">
            <text:p>optionValues </text:p>
            <text:p>[80]</text:p>
          </table:table-cell>
          <table:table-cell table:number-columns-repeated="1021"/>
        </table:table-row>
        <table:table-row table:style-name="ro5">
          <table:table-cell/>
          <table:table-cell table:style-name="ce22" table:number-matrix-columns-spanned="1" table:number-matrix-rows-spanned="250" table:formula="of:=TRANSPOSE(INFO.OBBA.OBBA.OBGET(INFO.OBBA.OBBA.OBCALL(&quot;&quot;;[.B45];&quot;getRealizations&quot;)))" office:value-type="float" office:value="48.0234064904798">
            <text:p>48,0</text:p>
          </table:table-cell>
          <table:table-cell table:style-name="ce22" table:number-matrix-columns-spanned="1" table:number-matrix-rows-spanned="250" table:formula="of:=TRANSPOSE(INFO.OBBA.OBBA.OBGET(INFO.OBBA.OBBA.OBCALL(&quot;&quot;;[.C45];&quot;getRealizations&quot;)))" office:value-type="float" office:value="-0.0478335855240423">
            <text:p>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7.211049885005">
            <text:p>187,2</text:p>
          </table:table-cell>
          <table:table-cell table:style-name="ce22" office:value-type="float" office:value="83.207968514253">
            <text:p>8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3.4703581323235">
            <text:p>63,5</text:p>
          </table:table-cell>
          <table:table-cell table:style-name="ce22" office:value-type="float" office:value="-0.173622526080928">
            <text:p>-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9.720153151993">
            <text:p>209,7</text:p>
          </table:table-cell>
          <table:table-cell table:style-name="ce22" office:value-type="float" office:value="104.945863753717">
            <text:p>10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2.8648129735603">
            <text:p>42,9</text:p>
          </table:table-cell>
          <table:table-cell table:style-name="ce22" office:value-type="float" office:value="-1.09753027493886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1.832568012535">
            <text:p>101,8</text:p>
          </table:table-cell>
          <table:table-cell table:style-name="ce22" office:value-type="float" office:value="4.2280979405349">
            <text:p>4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9956820466108">
            <text:p>95,0</text:p>
          </table:table-cell>
          <table:table-cell table:style-name="ce22" office:value-type="float" office:value="1.20491432431114">
            <text:p>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056942313409">
            <text:p>129,1</text:p>
          </table:table-cell>
          <table:table-cell table:style-name="ce22" office:value-type="float" office:value="19.5552588278813">
            <text:p>19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5.536776280493">
            <text:p>145,5</text:p>
          </table:table-cell>
          <table:table-cell table:style-name="ce22" office:value-type="float" office:value="39.1368171112143">
            <text:p>39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3.9757562193473">
            <text:p>64,0</text:p>
          </table:table-cell>
          <table:table-cell table:style-name="ce22" office:value-type="float" office:value="-0.523866610355847">
            <text:p>-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4.603894421181">
            <text:p>154,6</text:p>
          </table:table-cell>
          <table:table-cell table:style-name="ce22" office:value-type="float" office:value="48.9923892721341">
            <text:p>49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2.0400686661797">
            <text:p>72,0</text:p>
          </table:table-cell>
          <table:table-cell table:style-name="ce22" office:value-type="float" office:value="-0.61657903069099">
            <text:p>-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0.4578614825578">
            <text:p>70,5</text:p>
          </table:table-cell>
          <table:table-cell table:style-name="ce22" office:value-type="float" office:value="-2.14910393948952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2.466855784798">
            <text:p>102,5</text:p>
          </table:table-cell>
          <table:table-cell table:style-name="ce22" office:value-type="float" office:value="1.24517644221394">
            <text:p>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8.4218724956482">
            <text:p>88,4</text:p>
          </table:table-cell>
          <table:table-cell table:style-name="ce22" office:value-type="float" office:value="-6.51587723146255">
            <text:p>-6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835824959907">
            <text:p>103,8</text:p>
          </table:table-cell>
          <table:table-cell table:style-name="ce22" office:value-type="float" office:value="4.66744123834238">
            <text:p>4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3.511861104969">
            <text:p>263,5</text:p>
          </table:table-cell>
          <table:table-cell table:style-name="ce22" office:value-type="float" office:value="161.135889422936">
            <text:p>16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1.455173329896">
            <text:p>171,5</text:p>
          </table:table-cell>
          <table:table-cell table:style-name="ce22" office:value-type="float" office:value="65.9775763169599">
            <text:p>66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7.969654595731">
            <text:p>128,0</text:p>
          </table:table-cell>
          <table:table-cell table:style-name="ce22" office:value-type="float" office:value="19.530159709861">
            <text:p>19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203051647116">
            <text:p>128,2</text:p>
          </table:table-cell>
          <table:table-cell table:style-name="ce22" office:value-type="float" office:value="20.5915279200815">
            <text:p>2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6.721796500115">
            <text:p>146,7</text:p>
          </table:table-cell>
          <table:table-cell table:style-name="ce22" office:value-type="float" office:value="44.5159640719941">
            <text:p>44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5.7190097822705">
            <text:p>65,7</text:p>
          </table:table-cell>
          <table:table-cell table:style-name="ce22" office:value-type="float" office:value="-0.720293670328225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7.0048395103973">
            <text:p>77,0</text:p>
          </table:table-cell>
          <table:table-cell table:style-name="ce22" office:value-type="float" office:value="-2.1544761322305">
            <text:p>-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4.5091692518712">
            <text:p>54,5</text:p>
          </table:table-cell>
          <table:table-cell table:style-name="ce22" office:value-type="float" office:value="-0.743757842118047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5.3142132567936">
            <text:p>65,3</text:p>
          </table:table-cell>
          <table:table-cell table:style-name="ce22" office:value-type="float" office:value="-1.53748300273451">
            <text:p>-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7.998978982475">
            <text:p>108,0</text:p>
          </table:table-cell>
          <table:table-cell table:style-name="ce22" office:value-type="float" office:value="6.74753421796002">
            <text:p>6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8.1438724162691">
            <text:p>58,1</text:p>
          </table:table-cell>
          <table:table-cell table:style-name="ce22" office:value-type="float" office:value="1.08093544893591">
            <text:p>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5.8429008061897">
            <text:p>95,8</text:p>
          </table:table-cell>
          <table:table-cell table:style-name="ce22" office:value-type="float" office:value="-2.13047505859855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7.7653741661412">
            <text:p>47,8</text:p>
          </table:table-cell>
          <table:table-cell table:style-name="ce22" office:value-type="float" office:value="-1.8660784372304">
            <text:p>-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476285910908">
            <text:p>112,5</text:p>
          </table:table-cell>
          <table:table-cell table:style-name="ce22" office:value-type="float" office:value="11.6877295082065">
            <text:p>1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8.15142555789">
            <text:p>148,2</text:p>
          </table:table-cell>
          <table:table-cell table:style-name="ce22" office:value-type="float" office:value="44.327309863391">
            <text:p>4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9.4090224435908">
            <text:p>89,4</text:p>
          </table:table-cell>
          <table:table-cell table:style-name="ce22" office:value-type="float" office:value="-2.0900990110996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9.8239671562618">
            <text:p>89,8</text:p>
          </table:table-cell>
          <table:table-cell table:style-name="ce22" office:value-type="float" office:value="2.93328416748186">
            <text:p>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7.421549990055">
            <text:p>107,4</text:p>
          </table:table-cell>
          <table:table-cell table:style-name="ce22" office:value-type="float" office:value="-0.655027004640999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9.1766155472011">
            <text:p>49,2</text:p>
          </table:table-cell>
          <table:table-cell table:style-name="ce22" office:value-type="float" office:value="-1.69699222349859">
            <text:p>-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8.968384599573">
            <text:p>139,0</text:p>
          </table:table-cell>
          <table:table-cell table:style-name="ce22" office:value-type="float" office:value="33.3441955404053">
            <text:p>33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6.1802617969681">
            <text:p>96,2</text:p>
          </table:table-cell>
          <table:table-cell table:style-name="ce22" office:value-type="float" office:value="-11.5574208846673">
            <text:p>-1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0.248295290931">
            <text:p>130,2</text:p>
          </table:table-cell>
          <table:table-cell table:style-name="ce22" office:value-type="float" office:value="26.3599462124307">
            <text:p>26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33.560734395912">
            <text:p>233,6</text:p>
          </table:table-cell>
          <table:table-cell table:style-name="ce22" office:value-type="float" office:value="128.721719443295">
            <text:p>128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1.869509982959">
            <text:p>101,9</text:p>
          </table:table-cell>
          <table:table-cell table:style-name="ce22" office:value-type="float" office:value="2.56058244695191">
            <text:p>2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8.460753145274">
            <text:p>148,5</text:p>
          </table:table-cell>
          <table:table-cell table:style-name="ce22" office:value-type="float" office:value="44.5801127040836">
            <text:p>44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0.290431366159">
            <text:p>100,3</text:p>
          </table:table-cell>
          <table:table-cell table:style-name="ce22" office:value-type="float" office:value="-1.16513509982976">
            <text:p>-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754797589833">
            <text:p>124,8</text:p>
          </table:table-cell>
          <table:table-cell table:style-name="ce22" office:value-type="float" office:value="19.1431896409958">
            <text:p>19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6.121558789932">
            <text:p>166,1</text:p>
          </table:table-cell>
          <table:table-cell table:style-name="ce22" office:value-type="float" office:value="60.4099346223153">
            <text:p>6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50.202365669371">
            <text:p>250,2</text:p>
          </table:table-cell>
          <table:table-cell table:style-name="ce22" office:value-type="float" office:value="145.23754474979">
            <text:p>145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0.97260652658">
            <text:p>171,0</text:p>
          </table:table-cell>
          <table:table-cell table:style-name="ce22" office:value-type="float" office:value="67.2915481854263">
            <text:p>67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8234688617981">
            <text:p>91,8</text:p>
          </table:table-cell>
          <table:table-cell table:style-name="ce22" office:value-type="float" office:value="0.298387429323352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4513490739255">
            <text:p>92,5</text:p>
          </table:table-cell>
          <table:table-cell table:style-name="ce22" office:value-type="float" office:value="-1.14013757111421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1150811491694">
            <text:p>92,1</text:p>
          </table:table-cell>
          <table:table-cell table:style-name="ce22" office:value-type="float" office:value="-1.41147491734229">
            <text:p>-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8.781895757887">
            <text:p>118,8</text:p>
          </table:table-cell>
          <table:table-cell table:style-name="ce22" office:value-type="float" office:value="14.3476466373412">
            <text:p>1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7.4250601229912">
            <text:p>97,4</text:p>
          </table:table-cell>
          <table:table-cell table:style-name="ce22" office:value-type="float" office:value="3.11884369382756">
            <text:p>3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6.790449077262">
            <text:p>136,8</text:p>
          </table:table-cell>
          <table:table-cell table:style-name="ce22" office:value-type="float" office:value="26.8059513751269">
            <text:p>26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159142799876">
            <text:p>110,2</text:p>
          </table:table-cell>
          <table:table-cell table:style-name="ce22" office:value-type="float" office:value="10.5007402796596">
            <text:p>1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2.224269479683">
            <text:p>302,2</text:p>
          </table:table-cell>
          <table:table-cell table:style-name="ce22" office:value-type="float" office:value="195.665707526962">
            <text:p>195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6.8629933925374">
            <text:p>86,9</text:p>
          </table:table-cell>
          <table:table-cell table:style-name="ce22" office:value-type="float" office:value="1.65349767420256">
            <text:p>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6.025398179887">
            <text:p>176,0</text:p>
          </table:table-cell>
          <table:table-cell table:style-name="ce22" office:value-type="float" office:value="71.9046199014972">
            <text:p>7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3.398327222313">
            <text:p>183,4</text:p>
          </table:table-cell>
          <table:table-cell table:style-name="ce22" office:value-type="float" office:value="79.9897940183538">
            <text:p>8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973449981272">
            <text:p>118,0</text:p>
          </table:table-cell>
          <table:table-cell table:style-name="ce22" office:value-type="float" office:value="15.9724406187094">
            <text:p>16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222963760228">
            <text:p>91,2</text:p>
          </table:table-cell>
          <table:table-cell table:style-name="ce22" office:value-type="float" office:value="1.31862520062412">
            <text:p>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6.570300459084">
            <text:p>156,6</text:p>
          </table:table-cell>
          <table:table-cell table:style-name="ce22" office:value-type="float" office:value="51.2757176934071">
            <text:p>5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7.1205299865955">
            <text:p>77,1</text:p>
          </table:table-cell>
          <table:table-cell table:style-name="ce22" office:value-type="float" office:value="1.74109346098855">
            <text:p>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545449512851">
            <text:p>110,5</text:p>
          </table:table-cell>
          <table:table-cell table:style-name="ce22" office:value-type="float" office:value="8.00767165785828">
            <text:p>8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2.510199961488">
            <text:p>172,5</text:p>
          </table:table-cell>
          <table:table-cell table:style-name="ce22" office:value-type="float" office:value="69.2392922781127">
            <text:p>69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9.0914330024449">
            <text:p>69,1</text:p>
          </table:table-cell>
          <table:table-cell table:style-name="ce22" office:value-type="float" office:value="-0.204875389859579">
            <text:p>-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323029013598">
            <text:p>111,3</text:p>
          </table:table-cell>
          <table:table-cell table:style-name="ce22" office:value-type="float" office:value="6.58915709353678">
            <text:p>6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8.612288502168">
            <text:p>78,6</text:p>
          </table:table-cell>
          <table:table-cell table:style-name="ce22" office:value-type="float" office:value="-2.0399196906735">
            <text:p>-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2.671543466497">
            <text:p>302,7</text:p>
          </table:table-cell>
          <table:table-cell table:style-name="ce22" office:value-type="float" office:value="196.205518356389">
            <text:p>19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2349625228854">
            <text:p>91,2</text:p>
          </table:table-cell>
          <table:table-cell table:style-name="ce22" office:value-type="float" office:value="3.48849047896393">
            <text:p>3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1.039175183349">
            <text:p>241,0</text:p>
          </table:table-cell>
          <table:table-cell table:style-name="ce22" office:value-type="float" office:value="135.976507070755">
            <text:p>136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326264619944">
            <text:p>111,3</text:p>
          </table:table-cell>
          <table:table-cell table:style-name="ce22" office:value-type="float" office:value="6.16186361694547">
            <text:p>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2.60962620917">
            <text:p>132,6</text:p>
          </table:table-cell>
          <table:table-cell table:style-name="ce22" office:value-type="float" office:value="27.7772049857211">
            <text:p>27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8.954349740991">
            <text:p>169,0</text:p>
          </table:table-cell>
          <table:table-cell table:style-name="ce22" office:value-type="float" office:value="66.0125165024834">
            <text:p>66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8.1386386911378">
            <text:p>78,1</text:p>
          </table:table-cell>
          <table:table-cell table:style-name="ce22" office:value-type="float" office:value="2.28311712462652">
            <text:p>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622814956523">
            <text:p>202,6</text:p>
          </table:table-cell>
          <table:table-cell table:style-name="ce22" office:value-type="float" office:value="98.1466242110531">
            <text:p>98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22.78700768016">
            <text:p>222,8</text:p>
          </table:table-cell>
          <table:table-cell table:style-name="ce22" office:value-type="float" office:value="117.954672551816">
            <text:p>118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7223046576583">
            <text:p>91,7</text:p>
          </table:table-cell>
          <table:table-cell table:style-name="ce22" office:value-type="float" office:value="-0.676302638460713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0.7683019097855">
            <text:p>60,8</text:p>
          </table:table-cell>
          <table:table-cell table:style-name="ce22" office:value-type="float" office:value="-0.680119862137602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0.2329120564683">
            <text:p>50,2</text:p>
          </table:table-cell>
          <table:table-cell table:style-name="ce22" office:value-type="float" office:value="0.726149962694934">
            <text:p>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711548228173">
            <text:p>111,7</text:p>
          </table:table-cell>
          <table:table-cell table:style-name="ce22" office:value-type="float" office:value="8.92359308520389">
            <text:p>8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8.6734143961078">
            <text:p>98,7</text:p>
          </table:table-cell>
          <table:table-cell table:style-name="ce22" office:value-type="float" office:value="0.679513040115282">
            <text:p>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222049171818">
            <text:p>124,2</text:p>
          </table:table-cell>
          <table:table-cell table:style-name="ce22" office:value-type="float" office:value="20.0130011443858">
            <text:p>2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5.813365831207">
            <text:p>115,8</text:p>
          </table:table-cell>
          <table:table-cell table:style-name="ce22" office:value-type="float" office:value="9.97588719056085">
            <text:p>1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7.175314360662">
            <text:p>107,2</text:p>
          </table:table-cell>
          <table:table-cell table:style-name="ce22" office:value-type="float" office:value="0.802216483178036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894462285093">
            <text:p>112,9</text:p>
          </table:table-cell>
          <table:table-cell table:style-name="ce22" office:value-type="float" office:value="12.2322436050051">
            <text:p>1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6.2605649472146">
            <text:p>96,3</text:p>
          </table:table-cell>
          <table:table-cell table:style-name="ce22" office:value-type="float" office:value="1.09312010608559">
            <text:p>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7.506562020321">
            <text:p>167,5</text:p>
          </table:table-cell>
          <table:table-cell table:style-name="ce22" office:value-type="float" office:value="60.2114329811801">
            <text:p>6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2.233334986222">
            <text:p>262,2</text:p>
          </table:table-cell>
          <table:table-cell table:style-name="ce22" office:value-type="float" office:value="157.453245417262">
            <text:p>157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227242100713">
            <text:p>129,2</text:p>
          </table:table-cell>
          <table:table-cell table:style-name="ce22" office:value-type="float" office:value="26.9953213072605">
            <text:p>27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7.709223361204">
            <text:p>177,7</text:p>
          </table:table-cell>
          <table:table-cell table:style-name="ce22" office:value-type="float" office:value="72.801594669217">
            <text:p>72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5.325356453675">
            <text:p>145,3</text:p>
          </table:table-cell>
          <table:table-cell table:style-name="ce22" office:value-type="float" office:value="34.9621059584846">
            <text:p>35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1.202957811365">
            <text:p>131,2</text:p>
          </table:table-cell>
          <table:table-cell table:style-name="ce22" office:value-type="float" office:value="26.3283745615714">
            <text:p>26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832273908112">
            <text:p>128,8</text:p>
          </table:table-cell>
          <table:table-cell table:style-name="ce22" office:value-type="float" office:value="26.2268668094877">
            <text:p>2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6119759832235">
            <text:p>94,6</text:p>
          </table:table-cell>
          <table:table-cell table:style-name="ce22" office:value-type="float" office:value="-0.53208096854727">
            <text:p>-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0.820475212899">
            <text:p>190,8</text:p>
          </table:table-cell>
          <table:table-cell table:style-name="ce22" office:value-type="float" office:value="87.6328832388449">
            <text:p>8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6.514260710946">
            <text:p>116,5</text:p>
          </table:table-cell>
          <table:table-cell table:style-name="ce22" office:value-type="float" office:value="8.7997454358653">
            <text:p>8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5.5266578583285">
            <text:p>55,5</text:p>
          </table:table-cell>
          <table:table-cell table:style-name="ce22" office:value-type="float" office:value="-1.28074891858721">
            <text:p>-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4.61131222833">
            <text:p>204,6</text:p>
          </table:table-cell>
          <table:table-cell table:style-name="ce22" office:value-type="float" office:value="99.7324335986646">
            <text:p>99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3.261886411127">
            <text:p>133,3</text:p>
          </table:table-cell>
          <table:table-cell table:style-name="ce22" office:value-type="float" office:value="29.9710360313046">
            <text:p>3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5.497276920229">
            <text:p>105,5</text:p>
          </table:table-cell>
          <table:table-cell table:style-name="ce22" office:value-type="float" office:value="4.79905667371573">
            <text:p>4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7.3804068482515">
            <text:p>97,4</text:p>
          </table:table-cell>
          <table:table-cell table:style-name="ce22" office:value-type="float" office:value="-5.28975498487958">
            <text:p>-5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1.87388799865">
            <text:p>151,9</text:p>
          </table:table-cell>
          <table:table-cell table:style-name="ce22" office:value-type="float" office:value="45.6107891919733">
            <text:p>45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3322036105529">
            <text:p>66,3</text:p>
          </table:table-cell>
          <table:table-cell table:style-name="ce22" office:value-type="float" office:value="0.389261330319656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116921870323">
            <text:p>123,1</text:p>
          </table:table-cell>
          <table:table-cell table:style-name="ce22" office:value-type="float" office:value="13.70795593407">
            <text:p>13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803896996036">
            <text:p>112,8</text:p>
          </table:table-cell>
          <table:table-cell table:style-name="ce22" office:value-type="float" office:value="8.36751511897391">
            <text:p>8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3.916159529678">
            <text:p>153,9</text:p>
          </table:table-cell>
          <table:table-cell table:style-name="ce22" office:value-type="float" office:value="46.0697393748469">
            <text:p>4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1.528561647045">
            <text:p>151,5</text:p>
          </table:table-cell>
          <table:table-cell table:style-name="ce22" office:value-type="float" office:value="50.6118343225309">
            <text:p>5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5.5937452667242">
            <text:p>85,6</text:p>
          </table:table-cell>
          <table:table-cell table:style-name="ce22" office:value-type="float" office:value="0.790525878228537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0.411118930555">
            <text:p>50,4</text:p>
          </table:table-cell>
          <table:table-cell table:style-name="ce22" office:value-type="float" office:value="0.0998070040706155">
            <text:p>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9.01561405745">
            <text:p>119,0</text:p>
          </table:table-cell>
          <table:table-cell table:style-name="ce22" office:value-type="float" office:value="11.3566897015518">
            <text:p>1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678980554482">
            <text:p>123,7</text:p>
          </table:table-cell>
          <table:table-cell table:style-name="ce22" office:value-type="float" office:value="17.4421007787308">
            <text:p>17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9.185033540017">
            <text:p>309,2</text:p>
          </table:table-cell>
          <table:table-cell table:style-name="ce22" office:value-type="float" office:value="203.158219067659">
            <text:p>20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60797656823">
            <text:p>124,6</text:p>
          </table:table-cell>
          <table:table-cell table:style-name="ce22" office:value-type="float" office:value="18.2361826590088">
            <text:p>18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9.816011836936">
            <text:p>179,8</text:p>
          </table:table-cell>
          <table:table-cell table:style-name="ce22" office:value-type="float" office:value="78.5510175894998">
            <text:p>78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5.192908393838">
            <text:p>155,2</text:p>
          </table:table-cell>
          <table:table-cell table:style-name="ce22" office:value-type="float" office:value="49.1275951898033">
            <text:p>49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9.144884517357">
            <text:p>119,1</text:p>
          </table:table-cell>
          <table:table-cell table:style-name="ce22" office:value-type="float" office:value="12.8318321174468">
            <text:p>12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3.45734770464">
            <text:p>133,5</text:p>
          </table:table-cell>
          <table:table-cell table:style-name="ce22" office:value-type="float" office:value="29.2492741409538">
            <text:p>29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8.72631914377">
            <text:p>198,7</text:p>
          </table:table-cell>
          <table:table-cell table:style-name="ce22" office:value-type="float" office:value="95.9067787574017">
            <text:p>9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3.8194694953026">
            <text:p>73,8</text:p>
          </table:table-cell>
          <table:table-cell table:style-name="ce22" office:value-type="float" office:value="-2.20642769178168">
            <text:p>-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71.940672680236">
            <text:p>271,9</text:p>
          </table:table-cell>
          <table:table-cell table:style-name="ce22" office:value-type="float" office:value="167.543797487375">
            <text:p>167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6.824667435908">
            <text:p>306,8</text:p>
          </table:table-cell>
          <table:table-cell table:style-name="ce22" office:value-type="float" office:value="202.906885052281">
            <text:p>20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5.855842892042">
            <text:p>125,9</text:p>
          </table:table-cell>
          <table:table-cell table:style-name="ce22" office:value-type="float" office:value="17.0579039115255">
            <text:p>17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3.386600702487">
            <text:p>243,4</text:p>
          </table:table-cell>
          <table:table-cell table:style-name="ce22" office:value-type="float" office:value="136.062768629536">
            <text:p>13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0.1819553525998">
            <text:p>80,2</text:p>
          </table:table-cell>
          <table:table-cell table:style-name="ce22" office:value-type="float" office:value="2.11137934957093">
            <text:p>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9.022882500964">
            <text:p>189,0</text:p>
          </table:table-cell>
          <table:table-cell table:style-name="ce22" office:value-type="float" office:value="82.2509980923539">
            <text:p>8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5.988166305402">
            <text:p>126,0</text:p>
          </table:table-cell>
          <table:table-cell table:style-name="ce22" office:value-type="float" office:value="19.7304793154653">
            <text:p>19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6462324767976">
            <text:p>92,6</text:p>
          </table:table-cell>
          <table:table-cell table:style-name="ce22" office:value-type="float" office:value="4.16893949272917">
            <text:p>4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8.341103504106">
            <text:p>188,3</text:p>
          </table:table-cell>
          <table:table-cell table:style-name="ce22" office:value-type="float" office:value="83.8557639602658">
            <text:p>83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8.187872317265">
            <text:p>138,2</text:p>
          </table:table-cell>
          <table:table-cell table:style-name="ce22" office:value-type="float" office:value="33.5510515787688">
            <text:p>33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3.903124445482">
            <text:p>153,9</text:p>
          </table:table-cell>
          <table:table-cell table:style-name="ce22" office:value-type="float" office:value="50.055162018781">
            <text:p>5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8.08381378906">
            <text:p>268,1</text:p>
          </table:table-cell>
          <table:table-cell table:style-name="ce22" office:value-type="float" office:value="162.002924398807">
            <text:p>16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9.23727909802">
            <text:p>89,2</text:p>
          </table:table-cell>
          <table:table-cell table:style-name="ce22" office:value-type="float" office:value="-1.22840598363574">
            <text:p>-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3.16627728293">
            <text:p>163,2</text:p>
          </table:table-cell>
          <table:table-cell table:style-name="ce22" office:value-type="float" office:value="56.4859559460021">
            <text:p>56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7.937047334376">
            <text:p>147,9</text:p>
          </table:table-cell>
          <table:table-cell table:style-name="ce22" office:value-type="float" office:value="43.6157280467316">
            <text:p>43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1.6130949248962">
            <text:p>61,6</text:p>
          </table:table-cell>
          <table:table-cell table:style-name="ce22" office:value-type="float" office:value="0.414600808122893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8.95995627325">
            <text:p>149,0</text:p>
          </table:table-cell>
          <table:table-cell table:style-name="ce22" office:value-type="float" office:value="44.9499295195476">
            <text:p>4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9.620526824602">
            <text:p>149,6</text:p>
          </table:table-cell>
          <table:table-cell table:style-name="ce22" office:value-type="float" office:value="45.8573975033035">
            <text:p>4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9.968474769545">
            <text:p>210,0</text:p>
          </table:table-cell>
          <table:table-cell table:style-name="ce22" office:value-type="float" office:value="103.153391970735">
            <text:p>10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7695615027063">
            <text:p>66,8</text:p>
          </table:table-cell>
          <table:table-cell table:style-name="ce22" office:value-type="float" office:value="0.268633292257052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4.346475335389">
            <text:p>204,3</text:p>
          </table:table-cell>
          <table:table-cell table:style-name="ce22" office:value-type="float" office:value="99.561125377839">
            <text:p>99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2.799896483768">
            <text:p>182,8</text:p>
          </table:table-cell>
          <table:table-cell table:style-name="ce22" office:value-type="float" office:value="75.5147529497094">
            <text:p>7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7.4323664993836">
            <text:p>67,4</text:p>
          </table:table-cell>
          <table:table-cell table:style-name="ce22" office:value-type="float" office:value="-1.10533652326829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4.834475555128">
            <text:p>114,8</text:p>
          </table:table-cell>
          <table:table-cell table:style-name="ce22" office:value-type="float" office:value="5.85701772243463">
            <text:p>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2.408452302224">
            <text:p>212,4</text:p>
          </table:table-cell>
          <table:table-cell table:style-name="ce22" office:value-type="float" office:value="107.64285549213">
            <text:p>10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71.042505508978">
            <text:p>571,0</text:p>
          </table:table-cell>
          <table:table-cell table:style-name="ce22" office:value-type="float" office:value="465.0994803434">
            <text:p>465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3.1541334306454">
            <text:p>43,2</text:p>
          </table:table-cell>
          <table:table-cell table:style-name="ce22" office:value-type="float" office:value="-0.780440697035443">
            <text:p>-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5.322259220108">
            <text:p>125,3</text:p>
          </table:table-cell>
          <table:table-cell table:style-name="ce22" office:value-type="float" office:value="18.5190854149595">
            <text:p>18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3.105195883416">
            <text:p>163,1</text:p>
          </table:table-cell>
          <table:table-cell table:style-name="ce22" office:value-type="float" office:value="59.1867941863478">
            <text:p>59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07452425283">
            <text:p>103,1</text:p>
          </table:table-cell>
          <table:table-cell table:style-name="ce22" office:value-type="float" office:value="0.66433918519994">
            <text:p>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2.454522632464">
            <text:p>192,5</text:p>
          </table:table-cell>
          <table:table-cell table:style-name="ce22" office:value-type="float" office:value="86.2063392213083">
            <text:p>8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7.108084234489">
            <text:p>217,1</text:p>
          </table:table-cell>
          <table:table-cell table:style-name="ce22" office:value-type="float" office:value="112.718040277601">
            <text:p>11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5.6668725102143">
            <text:p>95,7</text:p>
          </table:table-cell>
          <table:table-cell table:style-name="ce22" office:value-type="float" office:value="0.161501008408454">
            <text:p>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6.464924682605">
            <text:p>156,5</text:p>
          </table:table-cell>
          <table:table-cell table:style-name="ce22" office:value-type="float" office:value="53.1811724967841">
            <text:p>5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9.874716296461">
            <text:p>209,9</text:p>
          </table:table-cell>
          <table:table-cell table:style-name="ce22" office:value-type="float" office:value="103.592484739376">
            <text:p>103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2.3779323921668">
            <text:p>52,4</text:p>
          </table:table-cell>
          <table:table-cell table:style-name="ce22" office:value-type="float" office:value="-1.34891949042777">
            <text:p>-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261469780548">
            <text:p>117,3</text:p>
          </table:table-cell>
          <table:table-cell table:style-name="ce22" office:value-type="float" office:value="11.2769016318365">
            <text:p>1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758867404493">
            <text:p>129,8</text:p>
          </table:table-cell>
          <table:table-cell table:style-name="ce22" office:value-type="float" office:value="24.0071581774594">
            <text:p>24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1.455480944198">
            <text:p>171,5</text:p>
          </table:table-cell>
          <table:table-cell table:style-name="ce22" office:value-type="float" office:value="67.2293926634234">
            <text:p>67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8.441130221314">
            <text:p>68,4</text:p>
          </table:table-cell>
          <table:table-cell table:style-name="ce22" office:value-type="float" office:value="-4.36710808212814">
            <text:p>-4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2.453187226513">
            <text:p>122,5</text:p>
          </table:table-cell>
          <table:table-cell table:style-name="ce22" office:value-type="float" office:value="17.8227853262617">
            <text:p>17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9.3247885730608">
            <text:p>79,3</text:p>
          </table:table-cell>
          <table:table-cell table:style-name="ce22" office:value-type="float" office:value="1.45334608597079">
            <text:p>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7559980219269">
            <text:p>92,8</text:p>
          </table:table-cell>
          <table:table-cell table:style-name="ce22" office:value-type="float" office:value="1.43874350584754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588243966427">
            <text:p>111,6</text:p>
          </table:table-cell>
          <table:table-cell table:style-name="ce22" office:value-type="float" office:value="1.2918736034834">
            <text:p>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9.931148189571">
            <text:p>149,9</text:p>
          </table:table-cell>
          <table:table-cell table:style-name="ce22" office:value-type="float" office:value="46.9357295298485">
            <text:p>46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6.918516357227">
            <text:p>296,9</text:p>
          </table:table-cell>
          <table:table-cell table:style-name="ce22" office:value-type="float" office:value="187.31860968667">
            <text:p>187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1.113791908934">
            <text:p>161,1</text:p>
          </table:table-cell>
          <table:table-cell table:style-name="ce22" office:value-type="float" office:value="51.8073425807971">
            <text:p>51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93.432308189555">
            <text:p>393,4</text:p>
          </table:table-cell>
          <table:table-cell table:style-name="ce22" office:value-type="float" office:value="288.966094249634">
            <text:p>289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01692447757">
            <text:p>103,0</text:p>
          </table:table-cell>
          <table:table-cell table:style-name="ce22" office:value-type="float" office:value="5.53963388482148">
            <text:p>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0.5009772520773">
            <text:p>70,5</text:p>
          </table:table-cell>
          <table:table-cell table:style-name="ce22" office:value-type="float" office:value="0.306056081316303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544147866632">
            <text:p>124,5</text:p>
          </table:table-cell>
          <table:table-cell table:style-name="ce22" office:value-type="float" office:value="21.6241287012857">
            <text:p>2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2.542648646585">
            <text:p>242,5</text:p>
          </table:table-cell>
          <table:table-cell table:style-name="ce22" office:value-type="float" office:value="139.021117596691">
            <text:p>139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7.673290323043">
            <text:p>107,7</text:p>
          </table:table-cell>
          <table:table-cell table:style-name="ce22" office:value-type="float" office:value="8.6354940598622">
            <text:p>8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80979847316">
            <text:p>112,8</text:p>
          </table:table-cell>
          <table:table-cell table:style-name="ce22" office:value-type="float" office:value="8.93947635648999">
            <text:p>8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158411681136">
            <text:p>202,2</text:p>
          </table:table-cell>
          <table:table-cell table:style-name="ce22" office:value-type="float" office:value="96.0719552105227">
            <text:p>9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3.3186605300806">
            <text:p>93,3</text:p>
          </table:table-cell>
          <table:table-cell table:style-name="ce22" office:value-type="float" office:value="1.85783599238555">
            <text:p>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9.828441771815">
            <text:p>119,8</text:p>
          </table:table-cell>
          <table:table-cell table:style-name="ce22" office:value-type="float" office:value="13.5374654500488">
            <text:p>13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7.5822615189941">
            <text:p>67,6</text:p>
          </table:table-cell>
          <table:table-cell table:style-name="ce22" office:value-type="float" office:value="0.73801664072814">
            <text:p>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6.1255093397375">
            <text:p>76,1</text:p>
          </table:table-cell>
          <table:table-cell table:style-name="ce22" office:value-type="float" office:value="0.00849623249558257">
            <text:p>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11.349759947706">
            <text:p>311,3</text:p>
          </table:table-cell>
          <table:table-cell table:style-name="ce22" office:value-type="float" office:value="205.939713011203">
            <text:p>20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1.976915589236">
            <text:p>182,0</text:p>
          </table:table-cell>
          <table:table-cell table:style-name="ce22" office:value-type="float" office:value="76.427308534063">
            <text:p>76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2.878688190131">
            <text:p>212,9</text:p>
          </table:table-cell>
          <table:table-cell table:style-name="ce22" office:value-type="float" office:value="108.712072557912">
            <text:p>108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7.3494039373213">
            <text:p>77,3</text:p>
          </table:table-cell>
          <table:table-cell table:style-name="ce22" office:value-type="float" office:value="0.629110223905521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7.279490302253">
            <text:p>297,3</text:p>
          </table:table-cell>
          <table:table-cell table:style-name="ce22" office:value-type="float" office:value="190.597656597757">
            <text:p>19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4.688884380924">
            <text:p>194,7</text:p>
          </table:table-cell>
          <table:table-cell table:style-name="ce22" office:value-type="float" office:value="87.6245696403407">
            <text:p>8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8.8544158735095">
            <text:p>78,9</text:p>
          </table:table-cell>
          <table:table-cell table:style-name="ce22" office:value-type="float" office:value="-0.245965909467558">
            <text:p>-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0597626139279">
            <text:p>90,1</text:p>
          </table:table-cell>
          <table:table-cell table:style-name="ce22" office:value-type="float" office:value="-0.178475502079075">
            <text:p>-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5.536254964295">
            <text:p>95,5</text:p>
          </table:table-cell>
          <table:table-cell table:style-name="ce22" office:value-type="float" office:value="-0.313501878614694">
            <text:p>-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5.8442525777156">
            <text:p>45,8</text:p>
          </table:table-cell>
          <table:table-cell table:style-name="ce22" office:value-type="float" office:value="1.4252921626761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7.709272082662">
            <text:p>137,7</text:p>
          </table:table-cell>
          <table:table-cell table:style-name="ce22" office:value-type="float" office:value="32.8859871191734">
            <text:p>3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2.1330654192816">
            <text:p>82,1</text:p>
          </table:table-cell>
          <table:table-cell table:style-name="ce22" office:value-type="float" office:value="-0.998065649287507">
            <text:p>-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6.5852098106353">
            <text:p>46,6</text:p>
          </table:table-cell>
          <table:table-cell table:style-name="ce22" office:value-type="float" office:value="0.949305323305797">
            <text:p>0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0.408851762531">
            <text:p>100,4</text:p>
          </table:table-cell>
          <table:table-cell table:style-name="ce22" office:value-type="float" office:value="2.91500414551025">
            <text:p>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9.9715376393797">
            <text:p>70,0</text:p>
          </table:table-cell>
          <table:table-cell table:style-name="ce22" office:value-type="float" office:value="0.286795799907051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5.6127789246256">
            <text:p>85,6</text:p>
          </table:table-cell>
          <table:table-cell table:style-name="ce22" office:value-type="float" office:value="1.4530257204">
            <text:p>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0.217627532269">
            <text:p>130,2</text:p>
          </table:table-cell>
          <table:table-cell table:style-name="ce22" office:value-type="float" office:value="24.3582673654733">
            <text:p>24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4.0580368332397">
            <text:p>74,1</text:p>
          </table:table-cell>
          <table:table-cell table:style-name="ce22" office:value-type="float" office:value="0.786179378555934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2.285354695189">
            <text:p>142,3</text:p>
          </table:table-cell>
          <table:table-cell table:style-name="ce22" office:value-type="float" office:value="37.8472817684076">
            <text:p>37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4.8727021771284">
            <text:p>64,9</text:p>
          </table:table-cell>
          <table:table-cell table:style-name="ce22" office:value-type="float" office:value="0.57692409496427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70724225497">
            <text:p>202,7</text:p>
          </table:table-cell>
          <table:table-cell table:style-name="ce22" office:value-type="float" office:value="96.6702521038348">
            <text:p>96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7.033926204749">
            <text:p>207,0</text:p>
          </table:table-cell>
          <table:table-cell table:style-name="ce22" office:value-type="float" office:value="102.018182054693">
            <text:p>10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399563891734">
            <text:p>112,4</text:p>
          </table:table-cell>
          <table:table-cell table:style-name="ce22" office:value-type="float" office:value="11.9505513819086">
            <text:p>1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5.164295279267">
            <text:p>155,2</text:p>
          </table:table-cell>
          <table:table-cell table:style-name="ce22" office:value-type="float" office:value="52.6277441019739">
            <text:p>52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2.885027534161">
            <text:p>182,9</text:p>
          </table:table-cell>
          <table:table-cell table:style-name="ce22" office:value-type="float" office:value="78.5801833229674">
            <text:p>78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351108739266">
            <text:p>110,4</text:p>
          </table:table-cell>
          <table:table-cell table:style-name="ce22" office:value-type="float" office:value="2.43215317517036">
            <text:p>2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3.1517044426899">
            <text:p>73,2</text:p>
          </table:table-cell>
          <table:table-cell table:style-name="ce22" office:value-type="float" office:value="1.89312461595166">
            <text:p>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9.8911673977607">
            <text:p>79,9</text:p>
          </table:table-cell>
          <table:table-cell table:style-name="ce22" office:value-type="float" office:value="-2.46358466310283">
            <text:p>-2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41.62918621711">
            <text:p>341,6</text:p>
          </table:table-cell>
          <table:table-cell table:style-name="ce22" office:value-type="float" office:value="236.259932116866">
            <text:p>236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8.932480073108">
            <text:p>118,9</text:p>
          </table:table-cell>
          <table:table-cell table:style-name="ce22" office:value-type="float" office:value="14.5587806635015">
            <text:p>14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815921966202">
            <text:p>129,8</text:p>
          </table:table-cell>
          <table:table-cell table:style-name="ce22" office:value-type="float" office:value="24.7053460926024">
            <text:p>24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8.4077160593384">
            <text:p>58,4</text:p>
          </table:table-cell>
          <table:table-cell table:style-name="ce22" office:value-type="float" office:value="-0.0735532339779661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5.064317636227">
            <text:p>115,1</text:p>
          </table:table-cell>
          <table:table-cell table:style-name="ce22" office:value-type="float" office:value="13.5289694329636">
            <text:p>13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7.528542440835">
            <text:p>157,5</text:p>
          </table:table-cell>
          <table:table-cell table:style-name="ce22" office:value-type="float" office:value="52.1213994254376">
            <text:p>5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0.660032870533">
            <text:p>130,7</text:p>
          </table:table-cell>
          <table:table-cell table:style-name="ce22" office:value-type="float" office:value="26.2048605583542">
            <text:p>2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7.1711904572488">
            <text:p>87,2</text:p>
          </table:table-cell>
          <table:table-cell table:style-name="ce22" office:value-type="float" office:value="-0.709595722959564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1.504792798807">
            <text:p>151,5</text:p>
          </table:table-cell>
          <table:table-cell table:style-name="ce22" office:value-type="float" office:value="47.9688493161729">
            <text:p>48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5.177517840671">
            <text:p>185,2</text:p>
          </table:table-cell>
          <table:table-cell table:style-name="ce22" office:value-type="float" office:value="80.5516514090567">
            <text:p>8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3.661251436559">
            <text:p>113,7</text:p>
          </table:table-cell>
          <table:table-cell table:style-name="ce22" office:value-type="float" office:value="5.07498448024727">
            <text:p>5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2.5836131922032">
            <text:p>72,6</text:p>
          </table:table-cell>
          <table:table-cell table:style-name="ce22" office:value-type="float" office:value="-1.55255023559801">
            <text:p>-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6866067549782">
            <text:p>92,7</text:p>
          </table:table-cell>
          <table:table-cell table:style-name="ce22" office:value-type="float" office:value="-2.65818769052388">
            <text:p>-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3.437607783431">
            <text:p>143,4</text:p>
          </table:table-cell>
          <table:table-cell table:style-name="ce22" office:value-type="float" office:value="41.6785494801203">
            <text:p>4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4.450335152585">
            <text:p>194,5</text:p>
          </table:table-cell>
          <table:table-cell table:style-name="ce22" office:value-type="float" office:value="89.5077322157941">
            <text:p>89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3.5862451495457">
            <text:p>53,6</text:p>
          </table:table-cell>
          <table:table-cell table:style-name="ce22" office:value-type="float" office:value="0.391628436311382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219698710999">
            <text:p>123,2</text:p>
          </table:table-cell>
          <table:table-cell table:style-name="ce22" office:value-type="float" office:value="18.4316917276">
            <text:p>18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5.4467146921522">
            <text:p>85,4</text:p>
          </table:table-cell>
          <table:table-cell table:style-name="ce22" office:value-type="float" office:value="3.08673500792168">
            <text:p>3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0.172054545813">
            <text:p>180,2</text:p>
          </table:table-cell>
          <table:table-cell table:style-name="ce22" office:value-type="float" office:value="73.318250024093">
            <text:p>73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141508273204">
            <text:p>202,1</text:p>
          </table:table-cell>
          <table:table-cell table:style-name="ce22" office:value-type="float" office:value="94.9691536603388">
            <text:p>95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172832788888">
            <text:p>103,2</text:p>
          </table:table-cell>
          <table:table-cell table:style-name="ce22" office:value-type="float" office:value="-0.955200852583829">
            <text:p>-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1.690676072632">
            <text:p>161,7</text:p>
          </table:table-cell>
          <table:table-cell table:style-name="ce22" office:value-type="float" office:value="57.0489214428984">
            <text:p>57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06412888315">
            <text:p>110,1</text:p>
          </table:table-cell>
          <table:table-cell table:style-name="ce22" office:value-type="float" office:value="6.51991539515608">
            <text:p>6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6.977576059587">
            <text:p>177,0</text:p>
          </table:table-cell>
          <table:table-cell table:style-name="ce22" office:value-type="float" office:value="69.5075184228302">
            <text:p>69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4.204403559042">
            <text:p>104,2</text:p>
          </table:table-cell>
          <table:table-cell table:style-name="ce22" office:value-type="float" office:value="0.500871298355683">
            <text:p>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7.0870800451953">
            <text:p>67,1</text:p>
          </table:table-cell>
          <table:table-cell table:style-name="ce22" office:value-type="float" office:value="0.632372943391435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2.692831165431">
            <text:p>102,7</text:p>
          </table:table-cell>
          <table:table-cell table:style-name="ce22" office:value-type="float" office:value="3.15364400545404">
            <text:p>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4.476603087495">
            <text:p>104,5</text:p>
          </table:table-cell>
          <table:table-cell table:style-name="ce22" office:value-type="float" office:value="0.771216532515922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3831352776286">
            <text:p>75,4</text:p>
          </table:table-cell>
          <table:table-cell table:style-name="ce22" office:value-type="float" office:value="-0.106162104535098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2.519026031458">
            <text:p>132,5</text:p>
          </table:table-cell>
          <table:table-cell table:style-name="ce22" office:value-type="float" office:value="26.7330771990458">
            <text:p>26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6.424581972206">
            <text:p>106,4</text:p>
          </table:table-cell>
          <table:table-cell table:style-name="ce22" office:value-type="float" office:value="5.22029466740715">
            <text:p>5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3.127802639639">
            <text:p>203,1</text:p>
          </table:table-cell>
          <table:table-cell table:style-name="ce22" office:value-type="float" office:value="89.7695340233353">
            <text:p>89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2179802623361">
            <text:p>75,2</text:p>
          </table:table-cell>
          <table:table-cell table:style-name="ce22" office:value-type="float" office:value="1.44253108829481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1475983930523">
            <text:p>75,1</text:p>
          </table:table-cell>
          <table:table-cell table:style-name="ce22" office:value-type="float" office:value="1.28172453780753">
            <text:p>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0.9144159121169">
            <text:p>80,9</text:p>
          </table:table-cell>
          <table:table-cell table:style-name="ce22" office:value-type="float" office:value="1.97336472771898">
            <text:p>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6.5843153621111">
            <text:p>76,6</text:p>
          </table:table-cell>
          <table:table-cell table:style-name="ce22" office:value-type="float" office:value="2.33444988911673">
            <text:p>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2.400233470536">
            <text:p>162,4</text:p>
          </table:table-cell>
          <table:table-cell table:style-name="ce22" office:value-type="float" office:value="55.4513952559342">
            <text:p>5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0.243746902662">
            <text:p>130,2</text:p>
          </table:table-cell>
          <table:table-cell table:style-name="ce22" office:value-type="float" office:value="25.5114175105233">
            <text:p>2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4.4951460107165">
            <text:p>64,5</text:p>
          </table:table-cell>
          <table:table-cell table:style-name="ce22" office:value-type="float" office:value="0.590447958451353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2.170725691124">
            <text:p>132,2</text:p>
          </table:table-cell>
          <table:table-cell table:style-name="ce22" office:value-type="float" office:value="27.3215234110433">
            <text:p>27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5998362047023">
            <text:p>75,6</text:p>
          </table:table-cell>
          <table:table-cell table:style-name="ce22" office:value-type="float" office:value="-2.05141286917686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6060159366354">
            <text:p>91,6</text:p>
          </table:table-cell>
          <table:table-cell table:style-name="ce22" office:value-type="float" office:value="-4.57116039333427">
            <text:p>-4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1.9057781997396">
            <text:p>31,9</text:p>
          </table:table-cell>
          <table:table-cell table:style-name="ce22" office:value-type="float" office:value="-1.07548529683196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0.766607538724">
            <text:p>150,8</text:p>
          </table:table-cell>
          <table:table-cell table:style-name="ce22" office:value-type="float" office:value="46.6601515687915">
            <text:p>46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5.885003901921">
            <text:p>145,9</text:p>
          </table:table-cell>
          <table:table-cell table:style-name="ce22" office:value-type="float" office:value="38.566649537444">
            <text:p>38,6</text:p>
          </table:table-cell>
          <table:table-cell table:number-columns-repeated="1021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7:20: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34:34</dc:date>
    <meta:generator>LibreOffice/4.0.3.3$MacOSX_x86 LibreOffice_project/0eaa50a932c8f2199a615e1eb30f7ac74279539</meta:generator>
    <meta:editing-duration>PT14M54S</meta:editing-duration>
    <meta:editing-cycles>7</meta:editing-cycles>
    <meta:document-statistic meta:table-count="2" meta:cell-count="582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7">
      <number:number number: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text-properties fo:color="#000000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13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07cm" chart:symbol-height="0.07cm"/>
      <style:graphic-properties draw:stroke="none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23cm" svg:height="7.036cm" xlink:href=".." xlink:type="simple" chart:class="chart:scatter" chart:style-name="ch1">
        <chart:title svg:x="3.574cm" svg:y="0.599cm" chart:style-name="ch2">
          <text:p>Replication Portfolio Values</text:p>
        </chart:title>
        <chart:plot-area chart:style-name="ch3" table:cell-range-address="MonteCarloBlackScholes.B46:MonteCarloBlackScholes.C295 MonteCarloBlackScholes.C45:MonteCarloBlackScholes.C45" chart:data-source-has-labels="row" svg:x="0.27cm" svg:y="2.429cm" svg:width="10.719cm" svg:height="3.143cm">
          <chartooo:coordinate-region svg:x="1.329cm" svg:y="2.592cm" svg:width="9.3cm" svg:height="2.818cm"/>
          <chart:axis chart:dimension="x" chart:name="primary-x" chart:style-name="ch4">
            <chart:title svg:x="4.69cm" svg:y="6.013cm" chart:style-name="ch5">
              <text:p>Underlying Valu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MonteCarloBlackScholes.C46:MonteCarloBlackScholes.C295" chart:label-cell-address="MonteCarloBlackScholes.C45:MonteCarloBlackScholes.C45" chart:class="chart:scatter">
            <chart:domain table:cell-range-address="MonteCarloBlackScholes.B46:MonteCarloBlackScholes.B295"/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ionValues 
[80]</text:p>
                <draw:g>
                  <svg:desc>MonteCarloBlackScholes.C45:MonteCarloBlackScholes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0234064904798">
                <text:p>48.0234064904798</text:p>
                <draw:g>
                  <svg:desc>MonteCarloBlackScholes.B46:MonteCarloBlackScholes.B295</svg:desc>
                </draw:g>
              </table:table-cell>
              <table:table-cell office:value-type="float" office:value="-0.0478335855240423">
                <text:p>-0.0478335855240423</text:p>
                <draw:g>
                  <svg:desc>MonteCarloBlackScholes.C46:MonteCarloBlackScholes.C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.211049885005">
                <text:p>187.211049885005</text:p>
              </table:table-cell>
              <table:table-cell office:value-type="float" office:value="83.207968514253">
                <text:p>83.207968514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4703581323235">
                <text:p>63.4703581323235</text:p>
              </table:table-cell>
              <table:table-cell office:value-type="float" office:value="-0.173622526080928">
                <text:p>-0.173622526080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.720153151993">
                <text:p>209.720153151993</text:p>
              </table:table-cell>
              <table:table-cell office:value-type="float" office:value="104.945863753717">
                <text:p>104.945863753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648129735603">
                <text:p>42.8648129735603</text:p>
              </table:table-cell>
              <table:table-cell office:value-type="float" office:value="-1.09753027493886">
                <text:p>-1.09753027493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832568012535">
                <text:p>101.832568012535</text:p>
              </table:table-cell>
              <table:table-cell office:value-type="float" office:value="4.2280979405349">
                <text:p>4.2280979405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9956820466108">
                <text:p>94.9956820466108</text:p>
              </table:table-cell>
              <table:table-cell office:value-type="float" office:value="1.20491432431114">
                <text:p>1.2049143243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.056942313409">
                <text:p>129.056942313409</text:p>
              </table:table-cell>
              <table:table-cell office:value-type="float" office:value="19.5552588278813">
                <text:p>19.5552588278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.536776280493">
                <text:p>145.536776280493</text:p>
              </table:table-cell>
              <table:table-cell office:value-type="float" office:value="39.1368171112143">
                <text:p>39.1368171112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757562193473">
                <text:p>63.9757562193473</text:p>
              </table:table-cell>
              <table:table-cell office:value-type="float" office:value="-0.523866610355847">
                <text:p>-0.523866610355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.603894421181">
                <text:p>154.603894421181</text:p>
              </table:table-cell>
              <table:table-cell office:value-type="float" office:value="48.9923892721341">
                <text:p>48.9923892721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0400686661797">
                <text:p>72.0400686661797</text:p>
              </table:table-cell>
              <table:table-cell office:value-type="float" office:value="-0.61657903069099">
                <text:p>-0.61657903069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4578614825578">
                <text:p>70.4578614825578</text:p>
              </table:table-cell>
              <table:table-cell office:value-type="float" office:value="-2.14910393948952">
                <text:p>-2.14910393948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466855784798">
                <text:p>102.466855784798</text:p>
              </table:table-cell>
              <table:table-cell office:value-type="float" office:value="1.24517644221394">
                <text:p>1.24517644221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4218724956482">
                <text:p>88.4218724956482</text:p>
              </table:table-cell>
              <table:table-cell office:value-type="float" office:value="-6.51587723146255">
                <text:p>-6.51587723146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.835824959907">
                <text:p>103.835824959907</text:p>
              </table:table-cell>
              <table:table-cell office:value-type="float" office:value="4.66744123834238">
                <text:p>4.66744123834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.511861104969">
                <text:p>263.511861104969</text:p>
              </table:table-cell>
              <table:table-cell office:value-type="float" office:value="161.135889422936">
                <text:p>161.135889422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.455173329896">
                <text:p>171.455173329896</text:p>
              </table:table-cell>
              <table:table-cell office:value-type="float" office:value="65.9775763169599">
                <text:p>65.9775763169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969654595731">
                <text:p>127.969654595731</text:p>
              </table:table-cell>
              <table:table-cell office:value-type="float" office:value="19.530159709861">
                <text:p>19.530159709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203051647116">
                <text:p>128.203051647116</text:p>
              </table:table-cell>
              <table:table-cell office:value-type="float" office:value="20.5915279200815">
                <text:p>20.5915279200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.721796500115">
                <text:p>146.721796500115</text:p>
              </table:table-cell>
              <table:table-cell office:value-type="float" office:value="44.5159640719941">
                <text:p>44.5159640719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7190097822705">
                <text:p>65.7190097822705</text:p>
              </table:table-cell>
              <table:table-cell office:value-type="float" office:value="-0.720293670328225">
                <text:p>-0.720293670328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0048395103973">
                <text:p>77.0048395103973</text:p>
              </table:table-cell>
              <table:table-cell office:value-type="float" office:value="-2.1544761322305">
                <text:p>-2.1544761322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5091692518712">
                <text:p>54.5091692518712</text:p>
              </table:table-cell>
              <table:table-cell office:value-type="float" office:value="-0.743757842118047">
                <text:p>-0.743757842118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3142132567936">
                <text:p>65.3142132567936</text:p>
              </table:table-cell>
              <table:table-cell office:value-type="float" office:value="-1.53748300273451">
                <text:p>-1.53748300273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998978982475">
                <text:p>107.998978982475</text:p>
              </table:table-cell>
              <table:table-cell office:value-type="float" office:value="6.74753421796002">
                <text:p>6.74753421796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.1438724162691">
                <text:p>58.1438724162691</text:p>
              </table:table-cell>
              <table:table-cell office:value-type="float" office:value="1.08093544893591">
                <text:p>1.08093544893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8429008061897">
                <text:p>95.8429008061897</text:p>
              </table:table-cell>
              <table:table-cell office:value-type="float" office:value="-2.13047505859855">
                <text:p>-2.13047505859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653741661412">
                <text:p>47.7653741661412</text:p>
              </table:table-cell>
              <table:table-cell office:value-type="float" office:value="-1.8660784372304">
                <text:p>-1.8660784372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.476285910908">
                <text:p>112.476285910908</text:p>
              </table:table-cell>
              <table:table-cell office:value-type="float" office:value="11.6877295082065">
                <text:p>11.6877295082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.15142555789">
                <text:p>148.15142555789</text:p>
              </table:table-cell>
              <table:table-cell office:value-type="float" office:value="44.327309863391">
                <text:p>44.327309863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.4090224435908">
                <text:p>89.4090224435908</text:p>
              </table:table-cell>
              <table:table-cell office:value-type="float" office:value="-2.0900990110996">
                <text:p>-2.0900990110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8239671562618">
                <text:p>89.8239671562618</text:p>
              </table:table-cell>
              <table:table-cell office:value-type="float" office:value="2.93328416748186">
                <text:p>2.93328416748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.421549990055">
                <text:p>107.421549990055</text:p>
              </table:table-cell>
              <table:table-cell office:value-type="float" office:value="-0.655027004640999">
                <text:p>-0.655027004640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.1766155472011">
                <text:p>49.1766155472011</text:p>
              </table:table-cell>
              <table:table-cell office:value-type="float" office:value="-1.69699222349859">
                <text:p>-1.69699222349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.968384599573">
                <text:p>138.968384599573</text:p>
              </table:table-cell>
              <table:table-cell office:value-type="float" office:value="33.3441955404053">
                <text:p>33.3441955404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1802617969681">
                <text:p>96.1802617969681</text:p>
              </table:table-cell>
              <table:table-cell office:value-type="float" office:value="-11.5574208846673">
                <text:p>-11.5574208846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.248295290931">
                <text:p>130.248295290931</text:p>
              </table:table-cell>
              <table:table-cell office:value-type="float" office:value="26.3599462124307">
                <text:p>26.3599462124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.560734395912">
                <text:p>233.560734395912</text:p>
              </table:table-cell>
              <table:table-cell office:value-type="float" office:value="128.721719443295">
                <text:p>128.721719443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869509982959">
                <text:p>101.869509982959</text:p>
              </table:table-cell>
              <table:table-cell office:value-type="float" office:value="2.56058244695191">
                <text:p>2.56058244695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.460753145274">
                <text:p>148.460753145274</text:p>
              </table:table-cell>
              <table:table-cell office:value-type="float" office:value="44.5801127040836">
                <text:p>44.5801127040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.290431366159">
                <text:p>100.290431366159</text:p>
              </table:table-cell>
              <table:table-cell office:value-type="float" office:value="-1.16513509982976">
                <text:p>-1.16513509982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.754797589833">
                <text:p>124.754797589833</text:p>
              </table:table-cell>
              <table:table-cell office:value-type="float" office:value="19.1431896409958">
                <text:p>19.1431896409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.121558789932">
                <text:p>166.121558789932</text:p>
              </table:table-cell>
              <table:table-cell office:value-type="float" office:value="60.4099346223153">
                <text:p>60.4099346223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.202365669371">
                <text:p>250.202365669371</text:p>
              </table:table-cell>
              <table:table-cell office:value-type="float" office:value="145.23754474979">
                <text:p>145.23754474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.97260652658">
                <text:p>170.97260652658</text:p>
              </table:table-cell>
              <table:table-cell office:value-type="float" office:value="67.2915481854263">
                <text:p>67.2915481854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.8234688617981">
                <text:p>91.8234688617981</text:p>
              </table:table-cell>
              <table:table-cell office:value-type="float" office:value="0.298387429323352">
                <text:p>0.298387429323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4513490739255">
                <text:p>92.4513490739255</text:p>
              </table:table-cell>
              <table:table-cell office:value-type="float" office:value="-1.14013757111421">
                <text:p>-1.14013757111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1150811491694">
                <text:p>92.1150811491694</text:p>
              </table:table-cell>
              <table:table-cell office:value-type="float" office:value="-1.41147491734229">
                <text:p>-1.41147491734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.781895757887">
                <text:p>118.781895757887</text:p>
              </table:table-cell>
              <table:table-cell office:value-type="float" office:value="14.3476466373412">
                <text:p>14.3476466373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.4250601229912">
                <text:p>97.4250601229912</text:p>
              </table:table-cell>
              <table:table-cell office:value-type="float" office:value="3.11884369382756">
                <text:p>3.11884369382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.790449077262">
                <text:p>136.790449077262</text:p>
              </table:table-cell>
              <table:table-cell office:value-type="float" office:value="26.8059513751269">
                <text:p>26.80595137512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159142799876">
                <text:p>110.159142799876</text:p>
              </table:table-cell>
              <table:table-cell office:value-type="float" office:value="10.5007402796596">
                <text:p>10.5007402796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.224269479683">
                <text:p>302.224269479683</text:p>
              </table:table-cell>
              <table:table-cell office:value-type="float" office:value="195.665707526962">
                <text:p>195.665707526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.8629933925374">
                <text:p>86.8629933925374</text:p>
              </table:table-cell>
              <table:table-cell office:value-type="float" office:value="1.65349767420256">
                <text:p>1.65349767420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.025398179887">
                <text:p>176.025398179887</text:p>
              </table:table-cell>
              <table:table-cell office:value-type="float" office:value="71.9046199014972">
                <text:p>71.9046199014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.398327222313">
                <text:p>183.398327222313</text:p>
              </table:table-cell>
              <table:table-cell office:value-type="float" office:value="79.9897940183538">
                <text:p>79.9897940183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.973449981272">
                <text:p>117.973449981272</text:p>
              </table:table-cell>
              <table:table-cell office:value-type="float" office:value="15.9724406187094">
                <text:p>15.9724406187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222963760228">
                <text:p>91.222963760228</text:p>
              </table:table-cell>
              <table:table-cell office:value-type="float" office:value="1.31862520062412">
                <text:p>1.318625200624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.570300459084">
                <text:p>156.570300459084</text:p>
              </table:table-cell>
              <table:table-cell office:value-type="float" office:value="51.2757176934071">
                <text:p>51.2757176934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1205299865955">
                <text:p>77.1205299865955</text:p>
              </table:table-cell>
              <table:table-cell office:value-type="float" office:value="1.74109346098855">
                <text:p>1.74109346098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.545449512851">
                <text:p>110.545449512851</text:p>
              </table:table-cell>
              <table:table-cell office:value-type="float" office:value="8.00767165785828">
                <text:p>8.00767165785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2.510199961488">
                <text:p>172.510199961488</text:p>
              </table:table-cell>
              <table:table-cell office:value-type="float" office:value="69.2392922781127">
                <text:p>69.2392922781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.0914330024449">
                <text:p>69.0914330024449</text:p>
              </table:table-cell>
              <table:table-cell office:value-type="float" office:value="-0.204875389859579">
                <text:p>-0.204875389859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.323029013598">
                <text:p>111.323029013598</text:p>
              </table:table-cell>
              <table:table-cell office:value-type="float" office:value="6.58915709353678">
                <text:p>6.58915709353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612288502168">
                <text:p>78.612288502168</text:p>
              </table:table-cell>
              <table:table-cell office:value-type="float" office:value="-2.0399196906735">
                <text:p>-2.0399196906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2.671543466497">
                <text:p>302.671543466497</text:p>
              </table:table-cell>
              <table:table-cell office:value-type="float" office:value="196.205518356389">
                <text:p>196.205518356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.2349625228854">
                <text:p>91.2349625228854</text:p>
              </table:table-cell>
              <table:table-cell office:value-type="float" office:value="3.48849047896393">
                <text:p>3.48849047896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1.039175183349">
                <text:p>241.039175183349</text:p>
              </table:table-cell>
              <table:table-cell office:value-type="float" office:value="135.976507070755">
                <text:p>135.976507070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.326264619944">
                <text:p>111.326264619944</text:p>
              </table:table-cell>
              <table:table-cell office:value-type="float" office:value="6.16186361694547">
                <text:p>6.16186361694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60962620917">
                <text:p>132.60962620917</text:p>
              </table:table-cell>
              <table:table-cell office:value-type="float" office:value="27.7772049857211">
                <text:p>27.7772049857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8.954349740991">
                <text:p>168.954349740991</text:p>
              </table:table-cell>
              <table:table-cell office:value-type="float" office:value="66.0125165024834">
                <text:p>66.0125165024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1386386911378">
                <text:p>78.1386386911378</text:p>
              </table:table-cell>
              <table:table-cell office:value-type="float" office:value="2.28311712462652">
                <text:p>2.28311712462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2.622814956523">
                <text:p>202.622814956523</text:p>
              </table:table-cell>
              <table:table-cell office:value-type="float" office:value="98.1466242110531">
                <text:p>98.14662421105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2.78700768016">
                <text:p>222.78700768016</text:p>
              </table:table-cell>
              <table:table-cell office:value-type="float" office:value="117.954672551816">
                <text:p>117.954672551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7223046576583">
                <text:p>91.7223046576583</text:p>
              </table:table-cell>
              <table:table-cell office:value-type="float" office:value="-0.676302638460713">
                <text:p>-0.676302638460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7683019097855">
                <text:p>60.7683019097855</text:p>
              </table:table-cell>
              <table:table-cell office:value-type="float" office:value="-0.680119862137602">
                <text:p>-0.680119862137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2329120564683">
                <text:p>50.2329120564683</text:p>
              </table:table-cell>
              <table:table-cell office:value-type="float" office:value="0.726149962694934">
                <text:p>0.7261499626949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.711548228173">
                <text:p>111.711548228173</text:p>
              </table:table-cell>
              <table:table-cell office:value-type="float" office:value="8.92359308520389">
                <text:p>8.923593085203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6734143961078">
                <text:p>98.6734143961078</text:p>
              </table:table-cell>
              <table:table-cell office:value-type="float" office:value="0.679513040115282">
                <text:p>0.679513040115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222049171818">
                <text:p>124.222049171818</text:p>
              </table:table-cell>
              <table:table-cell office:value-type="float" office:value="20.0130011443858">
                <text:p>20.0130011443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.813365831207">
                <text:p>115.813365831207</text:p>
              </table:table-cell>
              <table:table-cell office:value-type="float" office:value="9.97588719056085">
                <text:p>9.97588719056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175314360662">
                <text:p>107.175314360662</text:p>
              </table:table-cell>
              <table:table-cell office:value-type="float" office:value="0.802216483178036">
                <text:p>0.802216483178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.894462285093">
                <text:p>112.894462285093</text:p>
              </table:table-cell>
              <table:table-cell office:value-type="float" office:value="12.2322436050051">
                <text:p>12.23224360500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2605649472146">
                <text:p>96.2605649472146</text:p>
              </table:table-cell>
              <table:table-cell office:value-type="float" office:value="1.09312010608559">
                <text:p>1.09312010608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.506562020321">
                <text:p>167.506562020321</text:p>
              </table:table-cell>
              <table:table-cell office:value-type="float" office:value="60.2114329811801">
                <text:p>60.2114329811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.233334986222">
                <text:p>262.233334986222</text:p>
              </table:table-cell>
              <table:table-cell office:value-type="float" office:value="157.453245417262">
                <text:p>157.453245417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.227242100713">
                <text:p>129.227242100713</text:p>
              </table:table-cell>
              <table:table-cell office:value-type="float" office:value="26.9953213072605">
                <text:p>26.9953213072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.709223361204">
                <text:p>177.709223361204</text:p>
              </table:table-cell>
              <table:table-cell office:value-type="float" office:value="72.801594669217">
                <text:p>72.801594669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5.325356453675">
                <text:p>145.325356453675</text:p>
              </table:table-cell>
              <table:table-cell office:value-type="float" office:value="34.9621059584846">
                <text:p>34.9621059584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.202957811365">
                <text:p>131.202957811365</text:p>
              </table:table-cell>
              <table:table-cell office:value-type="float" office:value="26.3283745615714">
                <text:p>26.328374561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.832273908112">
                <text:p>128.832273908112</text:p>
              </table:table-cell>
              <table:table-cell office:value-type="float" office:value="26.2268668094877">
                <text:p>26.2268668094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.6119759832235">
                <text:p>94.6119759832235</text:p>
              </table:table-cell>
              <table:table-cell office:value-type="float" office:value="-0.53208096854727">
                <text:p>-0.53208096854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.820475212899">
                <text:p>190.820475212899</text:p>
              </table:table-cell>
              <table:table-cell office:value-type="float" office:value="87.6328832388449">
                <text:p>87.63288323884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.514260710946">
                <text:p>116.514260710946</text:p>
              </table:table-cell>
              <table:table-cell office:value-type="float" office:value="8.7997454358653">
                <text:p>8.7997454358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.5266578583285">
                <text:p>55.5266578583285</text:p>
              </table:table-cell>
              <table:table-cell office:value-type="float" office:value="-1.28074891858721">
                <text:p>-1.28074891858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4.61131222833">
                <text:p>204.61131222833</text:p>
              </table:table-cell>
              <table:table-cell office:value-type="float" office:value="99.7324335986646">
                <text:p>99.73243359866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.261886411127">
                <text:p>133.261886411127</text:p>
              </table:table-cell>
              <table:table-cell office:value-type="float" office:value="29.9710360313046">
                <text:p>29.97103603130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.497276920229">
                <text:p>105.497276920229</text:p>
              </table:table-cell>
              <table:table-cell office:value-type="float" office:value="4.79905667371573">
                <text:p>4.79905667371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.3804068482515">
                <text:p>97.3804068482515</text:p>
              </table:table-cell>
              <table:table-cell office:value-type="float" office:value="-5.28975498487958">
                <text:p>-5.28975498487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.87388799865">
                <text:p>151.87388799865</text:p>
              </table:table-cell>
              <table:table-cell office:value-type="float" office:value="45.6107891919733">
                <text:p>45.610789191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.3322036105529">
                <text:p>66.3322036105529</text:p>
              </table:table-cell>
              <table:table-cell office:value-type="float" office:value="0.389261330319656">
                <text:p>0.389261330319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116921870323">
                <text:p>123.116921870323</text:p>
              </table:table-cell>
              <table:table-cell office:value-type="float" office:value="13.70795593407">
                <text:p>13.70795593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.803896996036">
                <text:p>112.803896996036</text:p>
              </table:table-cell>
              <table:table-cell office:value-type="float" office:value="8.36751511897391">
                <text:p>8.367515118973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.916159529678">
                <text:p>153.916159529678</text:p>
              </table:table-cell>
              <table:table-cell office:value-type="float" office:value="46.0697393748469">
                <text:p>46.0697393748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.528561647045">
                <text:p>151.528561647045</text:p>
              </table:table-cell>
              <table:table-cell office:value-type="float" office:value="50.6118343225309">
                <text:p>50.61183432253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.5937452667242">
                <text:p>85.5937452667242</text:p>
              </table:table-cell>
              <table:table-cell office:value-type="float" office:value="0.790525878228537">
                <text:p>0.790525878228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411118930555">
                <text:p>50.411118930555</text:p>
              </table:table-cell>
              <table:table-cell office:value-type="float" office:value="0.0998070040706155">
                <text:p>0.0998070040706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.01561405745">
                <text:p>119.01561405745</text:p>
              </table:table-cell>
              <table:table-cell office:value-type="float" office:value="11.3566897015518">
                <text:p>11.3566897015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678980554482">
                <text:p>123.678980554482</text:p>
              </table:table-cell>
              <table:table-cell office:value-type="float" office:value="17.4421007787308">
                <text:p>17.4421007787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9.185033540017">
                <text:p>309.185033540017</text:p>
              </table:table-cell>
              <table:table-cell office:value-type="float" office:value="203.158219067659">
                <text:p>203.1582190676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4.60797656823">
                <text:p>124.60797656823</text:p>
              </table:table-cell>
              <table:table-cell office:value-type="float" office:value="18.2361826590088">
                <text:p>18.2361826590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9.816011836936">
                <text:p>179.816011836936</text:p>
              </table:table-cell>
              <table:table-cell office:value-type="float" office:value="78.5510175894998">
                <text:p>78.5510175894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.192908393838">
                <text:p>155.192908393838</text:p>
              </table:table-cell>
              <table:table-cell office:value-type="float" office:value="49.1275951898033">
                <text:p>49.12759518980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.144884517357">
                <text:p>119.144884517357</text:p>
              </table:table-cell>
              <table:table-cell office:value-type="float" office:value="12.8318321174468">
                <text:p>12.83183211744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.45734770464">
                <text:p>133.45734770464</text:p>
              </table:table-cell>
              <table:table-cell office:value-type="float" office:value="29.2492741409538">
                <text:p>29.2492741409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8.72631914377">
                <text:p>198.72631914377</text:p>
              </table:table-cell>
              <table:table-cell office:value-type="float" office:value="95.9067787574017">
                <text:p>95.9067787574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.8194694953026">
                <text:p>73.8194694953026</text:p>
              </table:table-cell>
              <table:table-cell office:value-type="float" office:value="-2.20642769178168">
                <text:p>-2.20642769178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1.940672680236">
                <text:p>271.940672680236</text:p>
              </table:table-cell>
              <table:table-cell office:value-type="float" office:value="167.543797487375">
                <text:p>167.543797487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6.824667435908">
                <text:p>306.824667435908</text:p>
              </table:table-cell>
              <table:table-cell office:value-type="float" office:value="202.906885052281">
                <text:p>202.906885052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.855842892042">
                <text:p>125.855842892042</text:p>
              </table:table-cell>
              <table:table-cell office:value-type="float" office:value="17.0579039115255">
                <text:p>17.0579039115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.386600702487">
                <text:p>243.386600702487</text:p>
              </table:table-cell>
              <table:table-cell office:value-type="float" office:value="136.062768629536">
                <text:p>136.062768629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.1819553525998">
                <text:p>80.1819553525998</text:p>
              </table:table-cell>
              <table:table-cell office:value-type="float" office:value="2.11137934957093">
                <text:p>2.11137934957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9.022882500964">
                <text:p>189.022882500964</text:p>
              </table:table-cell>
              <table:table-cell office:value-type="float" office:value="82.2509980923539">
                <text:p>82.2509980923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.988166305402">
                <text:p>125.988166305402</text:p>
              </table:table-cell>
              <table:table-cell office:value-type="float" office:value="19.7304793154653">
                <text:p>19.7304793154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6462324767976">
                <text:p>92.6462324767976</text:p>
              </table:table-cell>
              <table:table-cell office:value-type="float" office:value="4.16893949272917">
                <text:p>4.168939492729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8.341103504106">
                <text:p>188.341103504106</text:p>
              </table:table-cell>
              <table:table-cell office:value-type="float" office:value="83.8557639602658">
                <text:p>83.8557639602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.187872317265">
                <text:p>138.187872317265</text:p>
              </table:table-cell>
              <table:table-cell office:value-type="float" office:value="33.5510515787688">
                <text:p>33.55105157876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.903124445482">
                <text:p>153.903124445482</text:p>
              </table:table-cell>
              <table:table-cell office:value-type="float" office:value="50.055162018781">
                <text:p>50.0551620187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8.08381378906">
                <text:p>268.08381378906</text:p>
              </table:table-cell>
              <table:table-cell office:value-type="float" office:value="162.002924398807">
                <text:p>162.0029243988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23727909802">
                <text:p>89.23727909802</text:p>
              </table:table-cell>
              <table:table-cell office:value-type="float" office:value="-1.22840598363574">
                <text:p>-1.228405983635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.16627728293">
                <text:p>163.16627728293</text:p>
              </table:table-cell>
              <table:table-cell office:value-type="float" office:value="56.4859559460021">
                <text:p>56.4859559460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.937047334376">
                <text:p>147.937047334376</text:p>
              </table:table-cell>
              <table:table-cell office:value-type="float" office:value="43.6157280467316">
                <text:p>43.6157280467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6130949248962">
                <text:p>61.6130949248962</text:p>
              </table:table-cell>
              <table:table-cell office:value-type="float" office:value="0.414600808122893">
                <text:p>0.414600808122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.95995627325">
                <text:p>148.95995627325</text:p>
              </table:table-cell>
              <table:table-cell office:value-type="float" office:value="44.9499295195476">
                <text:p>44.94992951954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9.620526824602">
                <text:p>149.620526824602</text:p>
              </table:table-cell>
              <table:table-cell office:value-type="float" office:value="45.8573975033035">
                <text:p>45.85739750330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9.968474769545">
                <text:p>209.968474769545</text:p>
              </table:table-cell>
              <table:table-cell office:value-type="float" office:value="103.153391970735">
                <text:p>103.153391970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.7695615027063">
                <text:p>66.7695615027063</text:p>
              </table:table-cell>
              <table:table-cell office:value-type="float" office:value="0.268633292257052">
                <text:p>0.268633292257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.346475335389">
                <text:p>204.346475335389</text:p>
              </table:table-cell>
              <table:table-cell office:value-type="float" office:value="99.561125377839">
                <text:p>99.5611253778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2.799896483768">
                <text:p>182.799896483768</text:p>
              </table:table-cell>
              <table:table-cell office:value-type="float" office:value="75.5147529497094">
                <text:p>75.5147529497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.4323664993836">
                <text:p>67.4323664993836</text:p>
              </table:table-cell>
              <table:table-cell office:value-type="float" office:value="-1.10533652326829">
                <text:p>-1.10533652326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.834475555128">
                <text:p>114.834475555128</text:p>
              </table:table-cell>
              <table:table-cell office:value-type="float" office:value="5.85701772243463">
                <text:p>5.85701772243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2.408452302224">
                <text:p>212.408452302224</text:p>
              </table:table-cell>
              <table:table-cell office:value-type="float" office:value="107.64285549213">
                <text:p>107.64285549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1.042505508978">
                <text:p>571.042505508978</text:p>
              </table:table-cell>
              <table:table-cell office:value-type="float" office:value="465.0994803434">
                <text:p>465.09948034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1541334306454">
                <text:p>43.1541334306454</text:p>
              </table:table-cell>
              <table:table-cell office:value-type="float" office:value="-0.780440697035443">
                <text:p>-0.7804406970354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.322259220108">
                <text:p>125.322259220108</text:p>
              </table:table-cell>
              <table:table-cell office:value-type="float" office:value="18.5190854149595">
                <text:p>18.51908541495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.105195883416">
                <text:p>163.105195883416</text:p>
              </table:table-cell>
              <table:table-cell office:value-type="float" office:value="59.1867941863478">
                <text:p>59.1867941863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.07452425283">
                <text:p>103.07452425283</text:p>
              </table:table-cell>
              <table:table-cell office:value-type="float" office:value="0.66433918519994">
                <text:p>0.66433918519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.454522632464">
                <text:p>192.454522632464</text:p>
              </table:table-cell>
              <table:table-cell office:value-type="float" office:value="86.2063392213083">
                <text:p>86.2063392213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7.108084234489">
                <text:p>217.108084234489</text:p>
              </table:table-cell>
              <table:table-cell office:value-type="float" office:value="112.718040277601">
                <text:p>112.718040277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.6668725102143">
                <text:p>95.6668725102143</text:p>
              </table:table-cell>
              <table:table-cell office:value-type="float" office:value="0.161501008408454">
                <text:p>0.1615010084084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.464924682605">
                <text:p>156.464924682605</text:p>
              </table:table-cell>
              <table:table-cell office:value-type="float" office:value="53.1811724967841">
                <text:p>53.18117249678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.874716296461">
                <text:p>209.874716296461</text:p>
              </table:table-cell>
              <table:table-cell office:value-type="float" office:value="103.592484739376">
                <text:p>103.592484739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3779323921668">
                <text:p>52.3779323921668</text:p>
              </table:table-cell>
              <table:table-cell office:value-type="float" office:value="-1.34891949042777">
                <text:p>-1.348919490427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7.261469780548">
                <text:p>117.261469780548</text:p>
              </table:table-cell>
              <table:table-cell office:value-type="float" office:value="11.2769016318365">
                <text:p>11.27690163183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9.758867404493">
                <text:p>129.758867404493</text:p>
              </table:table-cell>
              <table:table-cell office:value-type="float" office:value="24.0071581774594">
                <text:p>24.00715817745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.455480944198">
                <text:p>171.455480944198</text:p>
              </table:table-cell>
              <table:table-cell office:value-type="float" office:value="67.2293926634234">
                <text:p>67.2293926634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.441130221314">
                <text:p>68.441130221314</text:p>
              </table:table-cell>
              <table:table-cell office:value-type="float" office:value="-4.36710808212814">
                <text:p>-4.367108082128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2.453187226513">
                <text:p>122.453187226513</text:p>
              </table:table-cell>
              <table:table-cell office:value-type="float" office:value="17.8227853262617">
                <text:p>17.82278532626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3247885730608">
                <text:p>79.3247885730608</text:p>
              </table:table-cell>
              <table:table-cell office:value-type="float" office:value="1.45334608597079">
                <text:p>1.45334608597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7559980219269">
                <text:p>92.7559980219269</text:p>
              </table:table-cell>
              <table:table-cell office:value-type="float" office:value="1.43874350584754">
                <text:p>1.438743505847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1.588243966427">
                <text:p>111.588243966427</text:p>
              </table:table-cell>
              <table:table-cell office:value-type="float" office:value="1.2918736034834">
                <text:p>1.2918736034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9.931148189571">
                <text:p>149.931148189571</text:p>
              </table:table-cell>
              <table:table-cell office:value-type="float" office:value="46.9357295298485">
                <text:p>46.9357295298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6.918516357227">
                <text:p>296.918516357227</text:p>
              </table:table-cell>
              <table:table-cell office:value-type="float" office:value="187.31860968667">
                <text:p>187.31860968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1.113791908934">
                <text:p>161.113791908934</text:p>
              </table:table-cell>
              <table:table-cell office:value-type="float" office:value="51.8073425807971">
                <text:p>51.8073425807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3.432308189555">
                <text:p>393.432308189555</text:p>
              </table:table-cell>
              <table:table-cell office:value-type="float" office:value="288.966094249634">
                <text:p>288.9660942496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.01692447757">
                <text:p>103.01692447757</text:p>
              </table:table-cell>
              <table:table-cell office:value-type="float" office:value="5.53963388482148">
                <text:p>5.53963388482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5009772520773">
                <text:p>70.5009772520773</text:p>
              </table:table-cell>
              <table:table-cell office:value-type="float" office:value="0.306056081316303">
                <text:p>0.3060560813163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4.544147866632">
                <text:p>124.544147866632</text:p>
              </table:table-cell>
              <table:table-cell office:value-type="float" office:value="21.6241287012857">
                <text:p>21.62412870128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2.542648646585">
                <text:p>242.542648646585</text:p>
              </table:table-cell>
              <table:table-cell office:value-type="float" office:value="139.021117596691">
                <text:p>139.021117596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.673290323043">
                <text:p>107.673290323043</text:p>
              </table:table-cell>
              <table:table-cell office:value-type="float" office:value="8.6354940598622">
                <text:p>8.6354940598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2.80979847316">
                <text:p>112.80979847316</text:p>
              </table:table-cell>
              <table:table-cell office:value-type="float" office:value="8.93947635648999">
                <text:p>8.93947635648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2.158411681136">
                <text:p>202.158411681136</text:p>
              </table:table-cell>
              <table:table-cell office:value-type="float" office:value="96.0719552105227">
                <text:p>96.07195521052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.3186605300806">
                <text:p>93.3186605300806</text:p>
              </table:table-cell>
              <table:table-cell office:value-type="float" office:value="1.85783599238555">
                <text:p>1.857835992385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9.828441771815">
                <text:p>119.828441771815</text:p>
              </table:table-cell>
              <table:table-cell office:value-type="float" office:value="13.5374654500488">
                <text:p>13.5374654500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7.5822615189941">
                <text:p>67.5822615189941</text:p>
              </table:table-cell>
              <table:table-cell office:value-type="float" office:value="0.73801664072814">
                <text:p>0.738016640728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1255093397375">
                <text:p>76.1255093397375</text:p>
              </table:table-cell>
              <table:table-cell office:value-type="float" office:value="0.00849623249558257">
                <text:p>0.00849623249558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1.349759947706">
                <text:p>311.349759947706</text:p>
              </table:table-cell>
              <table:table-cell office:value-type="float" office:value="205.939713011203">
                <text:p>205.939713011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.976915589236">
                <text:p>181.976915589236</text:p>
              </table:table-cell>
              <table:table-cell office:value-type="float" office:value="76.427308534063">
                <text:p>76.4273085340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.878688190131">
                <text:p>212.878688190131</text:p>
              </table:table-cell>
              <table:table-cell office:value-type="float" office:value="108.712072557912">
                <text:p>108.712072557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3494039373213">
                <text:p>77.3494039373213</text:p>
              </table:table-cell>
              <table:table-cell office:value-type="float" office:value="0.629110223905521">
                <text:p>0.62911022390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7.279490302253">
                <text:p>297.279490302253</text:p>
              </table:table-cell>
              <table:table-cell office:value-type="float" office:value="190.597656597757">
                <text:p>190.5976565977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4.688884380924">
                <text:p>194.688884380924</text:p>
              </table:table-cell>
              <table:table-cell office:value-type="float" office:value="87.6245696403407">
                <text:p>87.62456964034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.8544158735095">
                <text:p>78.8544158735095</text:p>
              </table:table-cell>
              <table:table-cell office:value-type="float" office:value="-0.245965909467558">
                <text:p>-0.2459659094675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.0597626139279">
                <text:p>90.0597626139279</text:p>
              </table:table-cell>
              <table:table-cell office:value-type="float" office:value="-0.178475502079075">
                <text:p>-0.1784755020790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536254964295">
                <text:p>95.536254964295</text:p>
              </table:table-cell>
              <table:table-cell office:value-type="float" office:value="-0.313501878614694">
                <text:p>-0.3135018786146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8442525777156">
                <text:p>45.8442525777156</text:p>
              </table:table-cell>
              <table:table-cell office:value-type="float" office:value="1.4252921626761">
                <text:p>1.42529216267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7.709272082662">
                <text:p>137.709272082662</text:p>
              </table:table-cell>
              <table:table-cell office:value-type="float" office:value="32.8859871191734">
                <text:p>32.8859871191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2.1330654192816">
                <text:p>82.1330654192816</text:p>
              </table:table-cell>
              <table:table-cell office:value-type="float" office:value="-0.998065649287507">
                <text:p>-0.998065649287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.5852098106353">
                <text:p>46.5852098106353</text:p>
              </table:table-cell>
              <table:table-cell office:value-type="float" office:value="0.949305323305797">
                <text:p>0.9493053233057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.408851762531">
                <text:p>100.408851762531</text:p>
              </table:table-cell>
              <table:table-cell office:value-type="float" office:value="2.91500414551025">
                <text:p>2.91500414551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.9715376393797">
                <text:p>69.9715376393797</text:p>
              </table:table-cell>
              <table:table-cell office:value-type="float" office:value="0.286795799907051">
                <text:p>0.286795799907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6127789246256">
                <text:p>85.6127789246256</text:p>
              </table:table-cell>
              <table:table-cell office:value-type="float" office:value="1.4530257204">
                <text:p>1.4530257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.217627532269">
                <text:p>130.217627532269</text:p>
              </table:table-cell>
              <table:table-cell office:value-type="float" office:value="24.3582673654733">
                <text:p>24.35826736547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.0580368332397">
                <text:p>74.0580368332397</text:p>
              </table:table-cell>
              <table:table-cell office:value-type="float" office:value="0.786179378555934">
                <text:p>0.7861793785559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2.285354695189">
                <text:p>142.285354695189</text:p>
              </table:table-cell>
              <table:table-cell office:value-type="float" office:value="37.8472817684076">
                <text:p>37.8472817684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8727021771284">
                <text:p>64.8727021771284</text:p>
              </table:table-cell>
              <table:table-cell office:value-type="float" office:value="0.57692409496427">
                <text:p>0.576924094964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2.70724225497">
                <text:p>202.70724225497</text:p>
              </table:table-cell>
              <table:table-cell office:value-type="float" office:value="96.6702521038348">
                <text:p>96.6702521038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.033926204749">
                <text:p>207.033926204749</text:p>
              </table:table-cell>
              <table:table-cell office:value-type="float" office:value="102.018182054693">
                <text:p>102.018182054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2.399563891734">
                <text:p>112.399563891734</text:p>
              </table:table-cell>
              <table:table-cell office:value-type="float" office:value="11.9505513819086">
                <text:p>11.9505513819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.164295279267">
                <text:p>155.164295279267</text:p>
              </table:table-cell>
              <table:table-cell office:value-type="float" office:value="52.6277441019739">
                <text:p>52.6277441019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.885027534161">
                <text:p>182.885027534161</text:p>
              </table:table-cell>
              <table:table-cell office:value-type="float" office:value="78.5801833229674">
                <text:p>78.58018332296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.351108739266">
                <text:p>110.351108739266</text:p>
              </table:table-cell>
              <table:table-cell office:value-type="float" office:value="2.43215317517036">
                <text:p>2.432153175170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.1517044426899">
                <text:p>73.1517044426899</text:p>
              </table:table-cell>
              <table:table-cell office:value-type="float" office:value="1.89312461595166">
                <text:p>1.893124615951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.8911673977607">
                <text:p>79.8911673977607</text:p>
              </table:table-cell>
              <table:table-cell office:value-type="float" office:value="-2.46358466310283">
                <text:p>-2.463584663102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1.62918621711">
                <text:p>341.62918621711</text:p>
              </table:table-cell>
              <table:table-cell office:value-type="float" office:value="236.259932116866">
                <text:p>236.2599321168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8.932480073108">
                <text:p>118.932480073108</text:p>
              </table:table-cell>
              <table:table-cell office:value-type="float" office:value="14.5587806635015">
                <text:p>14.55878066350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9.815921966202">
                <text:p>129.815921966202</text:p>
              </table:table-cell>
              <table:table-cell office:value-type="float" office:value="24.7053460926024">
                <text:p>24.7053460926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.4077160593384">
                <text:p>58.4077160593384</text:p>
              </table:table-cell>
              <table:table-cell office:value-type="float" office:value="-0.0735532339779661">
                <text:p>-0.07355323397796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.064317636227">
                <text:p>115.064317636227</text:p>
              </table:table-cell>
              <table:table-cell office:value-type="float" office:value="13.5289694329636">
                <text:p>13.52896943296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.528542440835">
                <text:p>157.528542440835</text:p>
              </table:table-cell>
              <table:table-cell office:value-type="float" office:value="52.1213994254376">
                <text:p>52.1213994254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0.660032870533">
                <text:p>130.660032870533</text:p>
              </table:table-cell>
              <table:table-cell office:value-type="float" office:value="26.2048605583542">
                <text:p>26.20486055835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.1711904572488">
                <text:p>87.1711904572488</text:p>
              </table:table-cell>
              <table:table-cell office:value-type="float" office:value="-0.709595722959564">
                <text:p>-0.709595722959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1.504792798807">
                <text:p>151.504792798807</text:p>
              </table:table-cell>
              <table:table-cell office:value-type="float" office:value="47.9688493161729">
                <text:p>47.96884931617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5.177517840671">
                <text:p>185.177517840671</text:p>
              </table:table-cell>
              <table:table-cell office:value-type="float" office:value="80.5516514090567">
                <text:p>80.5516514090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3.661251436559">
                <text:p>113.661251436559</text:p>
              </table:table-cell>
              <table:table-cell office:value-type="float" office:value="5.07498448024727">
                <text:p>5.074984480247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.5836131922032">
                <text:p>72.5836131922032</text:p>
              </table:table-cell>
              <table:table-cell office:value-type="float" office:value="-1.55255023559801">
                <text:p>-1.552550235598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.6866067549782">
                <text:p>92.6866067549782</text:p>
              </table:table-cell>
              <table:table-cell office:value-type="float" office:value="-2.65818769052388">
                <text:p>-2.658187690523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3.437607783431">
                <text:p>143.437607783431</text:p>
              </table:table-cell>
              <table:table-cell office:value-type="float" office:value="41.6785494801203">
                <text:p>41.6785494801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.450335152585">
                <text:p>194.450335152585</text:p>
              </table:table-cell>
              <table:table-cell office:value-type="float" office:value="89.5077322157941">
                <text:p>89.5077322157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.5862451495457">
                <text:p>53.5862451495457</text:p>
              </table:table-cell>
              <table:table-cell office:value-type="float" office:value="0.391628436311382">
                <text:p>0.3916284363113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3.219698710999">
                <text:p>123.219698710999</text:p>
              </table:table-cell>
              <table:table-cell office:value-type="float" office:value="18.4316917276">
                <text:p>18.4316917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.4467146921522">
                <text:p>85.4467146921522</text:p>
              </table:table-cell>
              <table:table-cell office:value-type="float" office:value="3.08673500792168">
                <text:p>3.08673500792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.172054545813">
                <text:p>180.172054545813</text:p>
              </table:table-cell>
              <table:table-cell office:value-type="float" office:value="73.318250024093">
                <text:p>73.318250024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2.141508273204">
                <text:p>202.141508273204</text:p>
              </table:table-cell>
              <table:table-cell office:value-type="float" office:value="94.9691536603388">
                <text:p>94.96915366033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.172832788888">
                <text:p>103.172832788888</text:p>
              </table:table-cell>
              <table:table-cell office:value-type="float" office:value="-0.955200852583829">
                <text:p>-0.955200852583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1.690676072632">
                <text:p>161.690676072632</text:p>
              </table:table-cell>
              <table:table-cell office:value-type="float" office:value="57.0489214428984">
                <text:p>57.04892144289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0.06412888315">
                <text:p>110.06412888315</text:p>
              </table:table-cell>
              <table:table-cell office:value-type="float" office:value="6.51991539515608">
                <text:p>6.519915395156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.977576059587">
                <text:p>176.977576059587</text:p>
              </table:table-cell>
              <table:table-cell office:value-type="float" office:value="69.5075184228302">
                <text:p>69.5075184228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.204403559042">
                <text:p>104.204403559042</text:p>
              </table:table-cell>
              <table:table-cell office:value-type="float" office:value="0.500871298355683">
                <text:p>0.5008712983556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7.0870800451953">
                <text:p>67.0870800451953</text:p>
              </table:table-cell>
              <table:table-cell office:value-type="float" office:value="0.632372943391435">
                <text:p>0.6323729433914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.692831165431">
                <text:p>102.692831165431</text:p>
              </table:table-cell>
              <table:table-cell office:value-type="float" office:value="3.15364400545404">
                <text:p>3.153644005454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4.476603087495">
                <text:p>104.476603087495</text:p>
              </table:table-cell>
              <table:table-cell office:value-type="float" office:value="0.771216532515922">
                <text:p>0.7712165325159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.3831352776286">
                <text:p>75.3831352776286</text:p>
              </table:table-cell>
              <table:table-cell office:value-type="float" office:value="-0.106162104535098">
                <text:p>-0.1061621045350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2.519026031458">
                <text:p>132.519026031458</text:p>
              </table:table-cell>
              <table:table-cell office:value-type="float" office:value="26.7330771990458">
                <text:p>26.73307719904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.424581972206">
                <text:p>106.424581972206</text:p>
              </table:table-cell>
              <table:table-cell office:value-type="float" office:value="5.22029466740715">
                <text:p>5.220294667407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3.127802639639">
                <text:p>203.127802639639</text:p>
              </table:table-cell>
              <table:table-cell office:value-type="float" office:value="89.7695340233353">
                <text:p>89.76953402333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.2179802623361">
                <text:p>75.2179802623361</text:p>
              </table:table-cell>
              <table:table-cell office:value-type="float" office:value="1.44253108829481">
                <text:p>1.44253108829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.1475983930523">
                <text:p>75.1475983930523</text:p>
              </table:table-cell>
              <table:table-cell office:value-type="float" office:value="1.28172453780753">
                <text:p>1.281724537807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.9144159121169">
                <text:p>80.9144159121169</text:p>
              </table:table-cell>
              <table:table-cell office:value-type="float" office:value="1.97336472771898">
                <text:p>1.973364727718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.5843153621111">
                <text:p>76.5843153621111</text:p>
              </table:table-cell>
              <table:table-cell office:value-type="float" office:value="2.33444988911673">
                <text:p>2.33444988911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2.400233470536">
                <text:p>162.400233470536</text:p>
              </table:table-cell>
              <table:table-cell office:value-type="float" office:value="55.4513952559342">
                <text:p>55.45139525593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0.243746902662">
                <text:p>130.243746902662</text:p>
              </table:table-cell>
              <table:table-cell office:value-type="float" office:value="25.5114175105233">
                <text:p>25.5114175105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.4951460107165">
                <text:p>64.4951460107165</text:p>
              </table:table-cell>
              <table:table-cell office:value-type="float" office:value="0.590447958451353">
                <text:p>0.5904479584513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.170725691124">
                <text:p>132.170725691124</text:p>
              </table:table-cell>
              <table:table-cell office:value-type="float" office:value="27.3215234110433">
                <text:p>27.32152341104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5998362047023">
                <text:p>75.5998362047023</text:p>
              </table:table-cell>
              <table:table-cell office:value-type="float" office:value="-2.05141286917686">
                <text:p>-2.051412869176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.6060159366354">
                <text:p>91.6060159366354</text:p>
              </table:table-cell>
              <table:table-cell office:value-type="float" office:value="-4.57116039333427">
                <text:p>-4.571160393334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057781997396">
                <text:p>31.9057781997396</text:p>
              </table:table-cell>
              <table:table-cell office:value-type="float" office:value="-1.07548529683196">
                <text:p>-1.075485296831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0.766607538724">
                <text:p>150.766607538724</text:p>
              </table:table-cell>
              <table:table-cell office:value-type="float" office:value="46.6601515687915">
                <text:p>46.6601515687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.885003901921">
                <text:p>145.885003901921</text:p>
              </table:table-cell>
              <table:table-cell office:value-type="float" office:value="38.566649537444">
                <text:p>38.566649537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